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641cm"/>
    </style:style>
    <style:style style:name="co4" style:family="table-column">
      <style:table-column-properties fo:break-before="auto" style:column-width="3.097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82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ext-properties style:font-name="Times New Roman"/>
    </style:style>
    <style:style style:name="ce4" style:family="table-cell" style:parent-style-name="Default" style:data-style-name="N61">
      <style:text-properties style:font-name="Times New Roman"/>
    </style:style>
    <style:style style:name="ce5" style:family="table-cell" style:parent-style-name="Default">
      <style:text-properties style:font-name="Times New Roman" fo:font-weight="bold" style:font-weight-asian="bold" style:font-weight-complex="bold"/>
    </style:style>
    <style:style style:name="ce6" style:family="table-cell" style:parent-style-name="Default">
      <style:text-properties fo:color="#bf0041" style:font-name="Times New Roman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bf0041" style:font-name="Times New Roman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ext-properties fo:color="#2a6099" style:font-name="Times New Roman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ext-properties fo:color="#2a6099" style:font-name="Times New Roman"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ext-properties fo:color="#c9211e" style:font-name="Times New Roman"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color="#2a6099" style:font-name="Times New Roma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8.44cm" svg:height="14.415cm" svg:x="18.713cm" svg:y="6.626cm">
            <draw:object draw:notify-on-update-of-ranges="Feuille1.L6:Feuille1.L63 Feuille1.M3:Feuille1.M3 Feuille1.M6:Feuille1.M63 Feuille1.N6:Feuille1.N63 Feuille1.N6:Feuille1.N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ce3"/>
        <table:table-column table:style-name="co2" table:default-cell-style-name="ce3"/>
        <table:table-column table:style-name="co1" table:number-columns-repeated="4" table:default-cell-style-name="ce3"/>
        <table:table-column table:style-name="co3" table:default-cell-style-name="ce3"/>
        <table:table-column table:style-name="co1" table:number-columns-repeated="6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number-columns-repeated="995" table:default-cell-style-name="ce3"/>
        <table:table-row table:style-name="ro1">
          <table:table-cell table:number-columns-repeated="18"/>
          <table:table-cell table:style-name="ce7" office:value-type="string" calcext:value-type="string">
            <text:p>LA LIGNE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N</text:p>
          </table:table-cell>
          <table:table-cell table:number-columns-repeated="1000"/>
        </table:table-row>
        <table:table-row table:style-name="ro2">
          <table:table-cell table:number-columns-repeated="8"/>
          <table:table-cell table:style-name="Default" table:number-columns-repeated="2"/>
          <table:table-cell/>
          <table:table-cell table:style-name="ce6"/>
          <table:table-cell table:number-columns-repeated="3"/>
          <table:table-cell table:style-name="Default" table:number-columns-repeated="3"/>
          <table:table-cell table:style-name="ce7" office:value-type="string" calcext:value-type="string">
            <text:p>DES SOMMES</text:p>
          </table:table-cell>
          <table:table-cell table:style-name="ce4" table:formula="of:=SUM([.L6:.L500])" office:value-type="float" office:value="4.59038831783304" calcext:value-type="float">
            <text:p>4,59E+00</text:p>
          </table:table-cell>
          <table:table-cell table:style-name="ce4" table:formula="of:=SUM([.M6:.M500])" office:value-type="float" office:value="-88.2444966781589" calcext:value-type="float">
            <text:p>-8,82E+01</text:p>
          </table:table-cell>
          <table:table-cell table:style-name="ce4" table:formula="of:=SUM([.P6:.P500])" office:value-type="float" office:value="-7.63715196923406" calcext:value-type="float">
            <text:p>-7,64E+00</text:p>
          </table:table-cell>
          <table:table-cell table:style-name="ce4" table:formula="of:=SUM([.Q6:.Q500])" office:value-type="float" office:value="0.430031400541474" calcext:value-type="float">
            <text:p>4,30E-01</text:p>
          </table:table-cell>
          <table:table-cell table:style-name="ce4" table:formula="of:=SUM([.R6:.R500])" office:value-type="float" office:value="58" calcext:value-type="float">
            <text:p>5,80E+01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5"/>
          <table:table-cell table:style-name="Default" table:number-columns-repeated="3"/>
          <table:table-cell table:style-name="ce7"/>
          <table:table-cell table:number-columns-repeated="1005"/>
        </table:table-row>
        <table:table-row table:style-name="ro2">
          <table:table-cell table:number-columns-repeated="4"/>
          <table:table-cell table:style-name="ce4" table:number-columns-repeated="3"/>
          <table:table-cell/>
          <table:table-cell table:number-columns-repeated="2" table:style-name="ce5" office:value-type="string" calcext:value-type="string">
            <text:p>Pré-DATA</text:p>
          </table:table-cell>
          <table:table-cell/>
          <table:table-cell table:number-columns-repeated="2" table:style-name="ce6" office:value-type="string" calcext:value-type="string">
            <text:p>DATA</text:p>
          </table:table-cell>
          <table:table-cell table:number-columns-repeated="2"/>
          <table:table-cell table:style-name="ce5" office:value-type="string" calcext:value-type="string">
            <text:p>Calculs intermédiaires</text:p>
          </table:table-cell>
          <table:table-cell table:number-columns-repeated="2"/>
          <table:table-cell table:style-name="ce7"/>
          <table:table-cell table:number-columns-repeated="3"/>
          <table:table-cell table:style-name="ce7" office:value-type="string" calcext:value-type="string">
            <text:p>prédiction</text:p>
          </table:table-cell>
          <table:table-cell table:style-name="ce7" office:value-type="string" calcext:value-type="string">
            <text:p>vs mesures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sigma(posteriori)</text:p>
          </table:table-cell>
          <table:table-cell/>
          <table:table-cell office:value-type="string" calcext:value-type="string">
            <text:p>xy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string" calcext:value-type="string">
            <text:p>prédiction</text:p>
          </table:table-cell>
          <table:table-cell office:value-type="string" calcext:value-type="string">
            <text:p>epsilon²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float" office:value="0.0104236587664885" calcext:value-type="float">
            <text:p>0,010423658766489</text:p>
          </table:table-cell>
          <table:table-cell office:value-type="float" office:value="-0.006" calcext:value-type="float">
            <text:p>-0,006</text:p>
          </table:table-cell>
          <table:table-cell/>
          <table:table-cell table:style-name="ce4" table:formula="of:=AVERAGE([.I6:.I7])" office:value-type="float" office:value="0.012149823261821" calcext:value-type="float">
            <text:p>1,21E-02</text:p>
          </table:table-cell>
          <table:table-cell table:formula="of:=([.J7]-[.J6])/([.I7]-[.I6])" office:value-type="float" office:value="-0.868978596220647" calcext:value-type="float">
            <text:p>-0,868978596220647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6]*[.M6]" office:value-type="float" office:value="-0.0105579363623862" calcext:value-type="float">
            <text:p>-0,010557936362386</text:p>
          </table:table-cell>
          <table:table-cell table:formula="of:=[.L6]*[.L6]" office:value-type="float" office:value="0.000147618205293487" calcext:value-type="float">
            <text:p>0,000147618205293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/>
          <table:table-cell table:formula="of:=[.$T$7]*[.L6]+[.$U$7]" office:value-type="float" office:value="-0.865759875865707" calcext:value-type="float">
            <text:p>-0,865759875865707</text:p>
          </table:table-cell>
          <table:table-cell table:formula="of:=([.M6]-[.W6])^2" office:value-type="float" office:value="0.0000103601607233013" calcext:value-type="float">
            <text:p>1,03601607233013E-05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float" office:value="0.0138759877571536" calcext:value-type="float">
            <text:p>0,013875987757154</text:p>
          </table:table-cell>
          <table:table-cell office:value-type="float" office:value="-0.009" calcext:value-type="float">
            <text:p>-0,009</text:p>
          </table:table-cell>
          <table:table-cell/>
          <table:table-cell table:style-name="ce4" table:formula="of:=AVERAGE([.I7:.I8])" office:value-type="float" office:value="0.0155111387923794" calcext:value-type="float">
            <text:p>1,55E-02</text:p>
          </table:table-cell>
          <table:table-cell table:formula="of:=([.J8]-[.J7])/([.I8]-[.I7])" office:value-type="float" office:value="-0.917346451603419" calcext:value-type="float">
            <text:p>-0,91734645160341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7]*[.M7]" office:value-type="float" office:value="-0.0142290881315174" calcext:value-type="float">
            <text:p>-0,014229088131517</text:p>
          </table:table-cell>
          <table:table-cell table:formula="of:=[.L7]*[.L7]" office:value-type="float" office:value="0.000240595426636457" calcext:value-type="float">
            <text:p>0,000240595426636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table:formula="of:=([.V2]*[.X2]-[.T2]*[.U2])/([.W2]*[.X2]-[.T2]*[.T2])" office:value-type="float" office:value="-9.7872810270988" calcext:value-type="float">
            <text:p>-9,7872810270988</text:p>
          </table:table-cell>
          <table:table-cell table:style-name="ce8" table:formula="of:=([.W2]*[.U2]-[.T2]*[.V2])/([.W2]*[.X2]-[.T2]*[.T2])" office:value-type="float" office:value="-0.746846141172683" calcext:value-type="float">
            <text:p>-0,746846141172683</text:p>
          </table:table-cell>
          <table:table-cell/>
          <table:table-cell table:formula="of:=[.$T$7]*[.L7]+[.$U$7]" office:value-type="float" office:value="-0.898658015584034" calcext:value-type="float">
            <text:p>-0,898658015584034</text:p>
          </table:table-cell>
          <table:table-cell table:formula="of:=([.M7]-[.W7])^2" office:value-type="float" office:value="0.000349257640850641" calcext:value-type="float">
            <text:p>0,000349257640851</text:p>
          </table:table-cell>
          <table:table-cell/>
          <table:table-cell office:value-type="string" calcext:value-type="string">
            <text:p>Hessien de S</text:p>
          </table:table-cell>
          <table:table-cell table:number-columns-repeated="2"/>
          <table:table-cell office:value-type="string" calcext:value-type="string">
            <text:p>inverse hessien</text:p>
          </table:table-cell>
          <table:table-cell table:number-columns-repeated="995"/>
        </table:table-row>
        <table:table-row table:style-name="ro3">
          <table:table-cell table:number-columns-repeated="8"/>
          <table:table-cell office:value-type="float" office:value="0.0171462898276051" calcext:value-type="float">
            <text:p>0,017146289827605</text:p>
          </table:table-cell>
          <table:table-cell office:value-type="float" office:value="-0.012" calcext:value-type="float">
            <text:p>-0,012</text:p>
          </table:table-cell>
          <table:table-cell/>
          <table:table-cell table:style-name="ce4" table:formula="of:=AVERAGE([.I8:.I9])" office:value-type="float" office:value="0.0188113938076747" calcext:value-type="float">
            <text:p>1,88E-02</text:p>
          </table:table-cell>
          <table:table-cell table:formula="of:=([.J9]-[.J8])/([.I9]-[.I8])" office:value-type="float" office:value="-0.900844642709548" calcext:value-type="float">
            <text:p>-0,900844642709548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8]*[.M8]" office:value-type="float" office:value="-0.0169461433335433" calcext:value-type="float">
            <text:p>-0,016946143333543</text:p>
          </table:table-cell>
          <table:table-cell table:formula="of:=[.L8]*[.L8]" office:value-type="float" office:value="0.000353868536987422" calcext:value-type="float">
            <text:p>0,00035386853698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8]+[.$U$7]" office:value-type="float" office:value="-0.930958538879822" calcext:value-type="float">
            <text:p>-0,930958538879822</text:p>
          </table:table-cell>
          <table:table-cell table:formula="of:=([.M8]-[.W8])^2" office:value-type="float" office:value="0.000906846742554006" calcext:value-type="float">
            <text:p>0,000906846742554</text:p>
          </table:table-cell>
          <table:table-cell/>
          <table:table-cell table:formula="of:=2*[.W2]" office:value-type="float" office:value="0.860062801082948" calcext:value-type="float">
            <text:p>0,860062801082948</text:p>
          </table:table-cell>
          <table:table-cell table:formula="of:=2*[.T2]" office:value-type="float" office:value="9.18077663566607" calcext:value-type="float">
            <text:p>9,18077663566607</text:p>
          </table:table-cell>
          <table:table-cell/>
          <table:table-cell table:formula="of:=[.AA9]/([.Z8]*[.AA9]-[.Z9]*[.AA8])" office:value-type="float" office:value="7.49323737347479" calcext:value-type="float">
            <text:p>7,49323737347479</text:p>
          </table:table-cell>
          <table:table-cell table:formula="of:=-[.AA8]/([.Z8]*[.AA9]-[.Z9]*[.AA8])" office:value-type="float" office:value="-0.593049470723251" calcext:value-type="float">
            <text:p>-0,593049470723251</text:p>
          </table:table-cell>
          <table:table-cell table:number-columns-repeated="994"/>
        </table:table-row>
        <table:table-row table:style-name="ro3">
          <table:table-cell table:number-columns-repeated="8"/>
          <table:table-cell office:value-type="float" office:value="0.0204764977877442" calcext:value-type="float">
            <text:p>0,020476497787744</text:p>
          </table:table-cell>
          <table:table-cell office:value-type="float" office:value="-0.015" calcext:value-type="float">
            <text:p>-0,015</text:p>
          </table:table-cell>
          <table:table-cell/>
          <table:table-cell table:style-name="ce4" table:formula="of:=AVERAGE([.I9:.I10])" office:value-type="float" office:value="0.022000596961037" calcext:value-type="float">
            <text:p>2,20E-02</text:p>
          </table:table-cell>
          <table:table-cell table:formula="of:=([.J10]-[.J9])/([.I10]-[.I9])" office:value-type="float" office:value="-0.984187923125283" calcext:value-type="float">
            <text:p>-0,984187923125283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9]*[.M9]" office:value-type="float" office:value="-0.0216527218305994" calcext:value-type="float">
            <text:p>-0,0216527218306</text:p>
          </table:table-cell>
          <table:table-cell table:formula="of:=[.L9]*[.L9]" office:value-type="float" office:value="0.000484026266641991" calcext:value-type="float">
            <text:p>0,000484026266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min</text:p>
          </table:table-cell>
          <table:table-cell office:value-type="string" calcext:value-type="string">
            <text:p>sigma(posteriori)</text:p>
          </table:table-cell>
          <table:table-cell/>
          <table:table-cell table:formula="of:=[.$T$7]*[.L9]+[.$U$7]" office:value-type="float" office:value="-0.962172166394288" calcext:value-type="float">
            <text:p>-0,962172166394288</text:p>
          </table:table-cell>
          <table:table-cell table:formula="of:=([.M9]-[.W9])^2" office:value-type="float" office:value="0.000484693544438361" calcext:value-type="float">
            <text:p>0,000484693544438</text:p>
          </table:table-cell>
          <table:table-cell/>
          <table:table-cell table:formula="of:=2*[.T2]" office:value-type="float" office:value="9.18077663566607" calcext:value-type="float">
            <text:p>9,18077663566607</text:p>
          </table:table-cell>
          <table:table-cell table:formula="of:=2*[.X2]" office:value-type="float" office:value="116" calcext:value-type="float">
            <text:p>116</text:p>
          </table:table-cell>
          <table:table-cell/>
          <table:table-cell table:formula="of:=-[.Z9]/([.Z8]*[.AA9]-[.Z9]*[.AA8])" office:value-type="float" office:value="-0.593049470723251" calcext:value-type="float">
            <text:p>-0,593049470723251</text:p>
          </table:table-cell>
          <table:table-cell table:formula="of:=[.Z8]/([.Z8]*[.AA9]-[.Z9]*[.AA8])" office:value-type="float" office:value="0.0555573683156048" calcext:value-type="float">
            <text:p>0,055557368315605</text:p>
          </table:table-cell>
          <table:table-cell table:number-columns-repeated="994"/>
        </table:table-row>
        <table:table-row table:style-name="ro3">
          <table:table-cell table:number-columns-repeated="8"/>
          <table:table-cell office:value-type="float" office:value="0.0235246961343298" calcext:value-type="float">
            <text:p>0,02352469613433</text:p>
          </table:table-cell>
          <table:table-cell office:value-type="float" office:value="-0.018" calcext:value-type="float">
            <text:p>-0,018</text:p>
          </table:table-cell>
          <table:table-cell/>
          <table:table-cell table:style-name="ce4" table:formula="of:=AVERAGE([.I10:.I11])" office:value-type="float" office:value="0.0250509956038677" calcext:value-type="float">
            <text:p>2,51E-02</text:p>
          </table:table-cell>
          <table:table-cell table:formula="of:=([.J11]-[.J10])/([.I11]-[.I10])" office:value-type="float" office:value="-0.982769128822464" calcext:value-type="float">
            <text:p>-0,982769128822464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0]*[.M10]" office:value-type="float" office:value="-0.0246193451257484" calcext:value-type="float">
            <text:p>-0,024619345125749</text:p>
          </table:table-cell>
          <table:table-cell table:formula="of:=[.L10]*[.L10]" office:value-type="float" office:value="0.000627552380744999" calcext:value-type="float">
            <text:p>0,00062755238074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X6:.X500])" office:value-type="float" office:value="0.15450771249153" calcext:value-type="float">
            <text:p>0,15450771249153</text:p>
          </table:table-cell>
          <table:table-cell table:formula="of:=SQRT([.T10]/([.X2]-2))" office:value-type="float" office:value="0.0525268150042587" calcext:value-type="float">
            <text:p>0,052526815004259</text:p>
          </table:table-cell>
          <table:table-cell/>
          <table:table-cell table:formula="of:=[.$T$7]*[.L10]+[.$U$7]" office:value-type="float" office:value="-0.992027275156353" calcext:value-type="float">
            <text:p>-0,992027275156353</text:p>
          </table:table-cell>
          <table:table-cell table:formula="of:=([.M10]-[.W10])^2" office:value-type="float" office:value="0.0000857132735397063" calcext:value-type="float">
            <text:p>8,57132735397063E-05</text:p>
          </table:table-cell>
          <table:table-cell table:number-columns-repeated="1000"/>
        </table:table-row>
        <table:table-row table:style-name="ro2">
          <table:table-cell table:number-columns-repeated="8"/>
          <table:table-cell office:value-type="float" office:value="0.0265772950734057" calcext:value-type="float">
            <text:p>0,026577295073406</text:p>
          </table:table-cell>
          <table:table-cell office:value-type="float" office:value="-0.021" calcext:value-type="float">
            <text:p>-0,021</text:p>
          </table:table-cell>
          <table:table-cell/>
          <table:table-cell table:style-name="ce4" table:formula="of:=AVERAGE([.I11:.I12])" office:value-type="float" office:value="0.0280008473017212" calcext:value-type="float">
            <text:p>2,80E-02</text:p>
          </table:table-cell>
          <table:table-cell table:formula="of:=([.J12]-[.J11])/([.I12]-[.I11])" office:value-type="float" office:value="-1.05370211936299" calcext:value-type="float">
            <text:p>-1,0537021193629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1]*[.M11]" office:value-type="float" office:value="-0.029504552145783" calcext:value-type="float">
            <text:p>-0,029504552145783</text:p>
          </table:table-cell>
          <table:table-cell table:formula="of:=[.L11]*[.L11]" office:value-type="float" office:value="0.000784047449614307" calcext:value-type="float">
            <text:p>0,00078404744961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1]+[.$U$7]" office:value-type="float" office:value="-1.02089830271151" calcext:value-type="float">
            <text:p>-1,02089830271151</text:p>
          </table:table-cell>
          <table:table-cell table:formula="of:=([.M11]-[.W11])^2" office:value-type="float" office:value="0.00107609038690382" calcext:value-type="float">
            <text:p>0,001076090386904</text:p>
          </table:table-cell>
          <table:table-cell/>
          <table:table-cell table:style-name="ce9" office:value-type="string" calcext:value-type="string">
            <text:p>matrice covariance</text:p>
          </table:table-cell>
          <table:table-cell table:style-name="ce9"/>
          <table:table-cell table:number-columns-repeated="997"/>
        </table:table-row>
        <table:table-row table:style-name="ro2">
          <table:table-cell table:number-columns-repeated="8"/>
          <table:table-cell office:value-type="float" office:value="0.0294243995300368" calcext:value-type="float">
            <text:p>0,029424399530037</text:p>
          </table:table-cell>
          <table:table-cell office:value-type="float" office:value="-0.024" calcext:value-type="float">
            <text:p>-0,024</text:p>
          </table:table-cell>
          <table:table-cell/>
          <table:table-cell table:style-name="ce4" table:formula="of:=AVERAGE([.I12:.I13])" office:value-type="float" office:value="0.0309500735364975" calcext:value-type="float">
            <text:p>3,10E-02</text:p>
          </table:table-cell>
          <table:table-cell table:formula="of:=([.J13]-[.J12])/([.I13]-[.I12])" office:value-type="float" office:value="-0.983172023412648" calcext:value-type="float">
            <text:p>-0,983172023412648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2]*[.M12]" office:value-type="float" office:value="-0.0304292464236485" calcext:value-type="float">
            <text:p>-0,030429246423649</text:p>
          </table:table-cell>
          <table:table-cell table:formula="of:=[.L12]*[.L12]" office:value-type="float" office:value="0.000957907051914603" calcext:value-type="float">
            <text:p>0,00095790705191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2]+[.$U$7]" office:value-type="float" office:value="-1.04976320868376" calcext:value-type="float">
            <text:p>-1,04976320868376</text:p>
          </table:table-cell>
          <table:table-cell table:formula="of:=([.M12]-[.W12])^2" office:value-type="float" office:value="0.00443438595581123" calcext:value-type="float">
            <text:p>0,004434385955811</text:p>
          </table:table-cell>
          <table:table-cell/>
          <table:table-cell table:style-name="ce9" table:formula="of:=2*[.$U$10]*[.$U$10]*[.AC8]" office:value-type="float" office:value="0.0413486773475583" calcext:value-type="float">
            <text:p>0,041348677347558</text:p>
          </table:table-cell>
          <table:table-cell table:style-name="ce9" table:formula="of:=2*[.$U$10]*[.$U$10]*[.AD8]" office:value-type="float" office:value="-0.00327252561127722" calcext:value-type="float">
            <text:p>-0,003272525611277</text:p>
          </table:table-cell>
          <table:table-cell table:number-columns-repeated="997"/>
        </table:table-row>
        <table:table-row table:style-name="ro2">
          <table:table-cell table:number-columns-repeated="8"/>
          <table:table-cell office:value-type="float" office:value="0.0324757475429581" calcext:value-type="float">
            <text:p>0,032475747542958</text:p>
          </table:table-cell>
          <table:table-cell office:value-type="float" office:value="-0.027" calcext:value-type="float">
            <text:p>-0,027</text:p>
          </table:table-cell>
          <table:table-cell/>
          <table:table-cell table:style-name="ce4" table:formula="of:=AVERAGE([.I13:.I14])" office:value-type="float" office:value="0.0338494988152332" calcext:value-type="float">
            <text:p>3,38E-02</text:p>
          </table:table-cell>
          <table:table-cell table:formula="of:=([.J14]-[.J13])/([.I14]-[.I13])" office:value-type="float" office:value="-1.0919007175992" calcext:value-type="float">
            <text:p>-1,091900717599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3]*[.M13]" office:value-type="float" office:value="-0.0369602920467266" calcext:value-type="float">
            <text:p>-0,036960292046727</text:p>
          </table:table-cell>
          <table:table-cell table:formula="of:=[.L13]*[.L13]" office:value-type="float" office:value="0.00114578857004247" calcext:value-type="float">
            <text:p>0,0011457885700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3]+[.$U$7]" office:value-type="float" office:value="-1.07814069870382" calcext:value-type="float">
            <text:p>-1,07814069870382</text:p>
          </table:table-cell>
          <table:table-cell table:formula="of:=([.M13]-[.W13])^2" office:value-type="float" office:value="0.00018933812000139" calcext:value-type="float">
            <text:p>0,000189338120001</text:p>
          </table:table-cell>
          <table:table-cell/>
          <table:table-cell table:style-name="ce9" table:formula="of:=2*[.$U$10]*[.$U$10]*[.AC9]" office:value-type="float" office:value="-0.00327252561127722" calcext:value-type="float">
            <text:p>-0,003272525611277</text:p>
          </table:table-cell>
          <table:table-cell table:style-name="ce9" table:formula="of:=2*[.$U$10]*[.$U$10]*[.AD9]" office:value-type="float" office:value="0.000306572924660483" calcext:value-type="float">
            <text:p>0,00030657292466</text:p>
          </table:table-cell>
          <table:table-cell table:number-columns-repeated="997"/>
        </table:table-row>
        <table:table-row table:style-name="ro3">
          <table:table-cell table:number-columns-repeated="8"/>
          <table:table-cell office:value-type="float" office:value="0.0352232500875083" calcext:value-type="float">
            <text:p>0,035223250087508</text:p>
          </table:table-cell>
          <table:table-cell office:value-type="float" office:value="-0.03" calcext:value-type="float">
            <text:p>-0,03</text:p>
          </table:table-cell>
          <table:table-cell/>
          <table:table-cell table:style-name="ce4" table:formula="of:=AVERAGE([.I14:.I15])" office:value-type="float" office:value="0.0365503263438978" calcext:value-type="float">
            <text:p>3,66E-02</text:p>
          </table:table-cell>
          <table:table-cell table:formula="of:=([.J15]-[.J14])/([.I15]-[.I14])" office:value-type="float" office:value="-1.13030430073469" calcext:value-type="float">
            <text:p>-1,1303043007346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4]*[.M14]" office:value-type="float" office:value="-0.0413129910597641" calcext:value-type="float">
            <text:p>-0,041312991059764</text:p>
          </table:table-cell>
          <table:table-cell table:formula="of:=[.L14]*[.L14]" office:value-type="float" office:value="0.00133592635584543" calcext:value-type="float">
            <text:p>0,00133592635584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4]+[.$U$7]" office:value-type="float" office:value="-1.10457445673258" calcext:value-type="float">
            <text:p>-1,10457445673258</text:p>
          </table:table-cell>
          <table:table-cell table:formula="of:=([.M14]-[.W14])^2" office:value-type="float" office:value="0.000662024872372692" calcext:value-type="float">
            <text:p>0,000662024872373</text:p>
          </table:table-cell>
          <table:table-cell table:number-columns-repeated="1000"/>
        </table:table-row>
        <table:table-row table:style-name="ro4">
          <table:table-cell table:number-columns-repeated="8"/>
          <table:table-cell office:value-type="float" office:value="0.0378774026002874" calcext:value-type="float">
            <text:p>0,037877402600287</text:p>
          </table:table-cell>
          <table:table-cell office:value-type="float" office:value="-0.033" calcext:value-type="float">
            <text:p>-0,033</text:p>
          </table:table-cell>
          <table:table-cell/>
          <table:table-cell table:style-name="ce4" table:formula="of:=AVERAGE([.I15:.I16])" office:value-type="float" office:value="0.0391508277093864" calcext:value-type="float">
            <text:p>3,92E-02</text:p>
          </table:table-cell>
          <table:table-cell table:formula="of:=([.J16]-[.J15])/([.I16]-[.I15])" office:value-type="float" office:value="-1.17792557197278" calcext:value-type="float">
            <text:p>-1,17792557197278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5]*[.M15]" office:value-type="float" office:value="-0.0461167611227868" calcext:value-type="float">
            <text:p>-0,046116761122787</text:p>
          </table:table-cell>
          <table:table-cell table:formula="of:=[.L15]*[.L15]" office:value-type="float" office:value="0.00153278731033006" calcext:value-type="float">
            <text:p>0,0015327873103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5]+[.$U$7]" office:value-type="float" office:value="-1.13002629440797" calcext:value-type="float">
            <text:p>-1,13002629440797</text:p>
          </table:table-cell>
          <table:table-cell table:formula="of:=([.M15]-[.W15])^2" office:value-type="float" office:value="0.00229434079123045" calcext:value-type="float">
            <text:p>0,00229434079123</text:p>
          </table:table-cell>
          <table:table-cell/>
          <table:table-cell table:style-name="ce10" office:value-type="string" calcext:value-type="string">
            <text:p>sigma a</text:p>
          </table:table-cell>
          <table:table-cell table:style-name="ce10" office:value-type="string" calcext:value-type="string">
            <text:p>sigma b</text:p>
          </table:table-cell>
          <table:table-cell table:style-name="ce10" office:value-type="string" calcext:value-type="string">
            <text:p>Coefficient de Corrélation </text:p>
          </table:table-cell>
          <table:table-cell table:style-name="ce13" table:number-columns-repeated="2"/>
          <table:table-cell table:number-columns-repeated="994"/>
        </table:table-row>
        <table:table-row table:style-name="ro4">
          <table:table-cell table:number-columns-repeated="8"/>
          <table:table-cell office:value-type="float" office:value="0.0404242528184855" calcext:value-type="float">
            <text:p>0,040424252818486</text:p>
          </table:table-cell>
          <table:table-cell office:value-type="float" office:value="-0.036" calcext:value-type="float">
            <text:p>-0,036</text:p>
          </table:table-cell>
          <table:table-cell/>
          <table:table-cell table:style-name="ce4" table:formula="of:=AVERAGE([.I16:.I17])" office:value-type="float" office:value="0.04179993335161" calcext:value-type="float">
            <text:p>4,18E-02</text:p>
          </table:table-cell>
          <table:table-cell table:formula="of:=([.J17]-[.J16])/([.I17]-[.I16])" office:value-type="float" office:value="-1.09036943089769" calcext:value-type="float">
            <text:p>-1,0903694308976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6]*[.M16]" office:value-type="float" office:value="-0.0455773695401566" calcext:value-type="float">
            <text:p>-0,045577369540157</text:p>
          </table:table-cell>
          <table:table-cell table:formula="of:=[.L16]*[.L16]" office:value-type="float" office:value="0.00174723442819904" calcext:value-type="float">
            <text:p>0,00174723442819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6]+[.$U$7]" office:value-type="float" office:value="-1.15595383579889" calcext:value-type="float">
            <text:p>-1,15595383579889</text:p>
          </table:table-cell>
          <table:table-cell table:formula="of:=([.M16]-[.W16])^2" office:value-type="float" office:value="0.00430131416624396" calcext:value-type="float">
            <text:p>0,004301314166244</text:p>
          </table:table-cell>
          <table:table-cell/>
          <table:table-cell table:style-name="ce10" table:formula="of:=SQRT([.Z12])" office:value-type="float" office:value="0.203343741845079" calcext:value-type="float">
            <text:p>0,203343741845079</text:p>
          </table:table-cell>
          <table:table-cell table:style-name="ce10" table:formula="of:=SQRT([.AA13])" office:value-type="float" office:value="0.017509223987958" calcext:value-type="float">
            <text:p>0,017509223987958</text:p>
          </table:table-cell>
          <table:table-cell table:style-name="ce10" table:formula="of:=[.AA12]/[.Z16]/[.AA16]" office:value-type="float" office:value="-0.919147784237135" calcext:value-type="float">
            <text:p>-0,919147784237135</text:p>
          </table:table-cell>
          <table:table-cell table:style-name="ce10"/>
          <table:table-cell table:style-name="ce13"/>
          <table:table-cell table:number-columns-repeated="994"/>
        </table:table-row>
        <table:table-row table:style-name="ro4">
          <table:table-cell table:number-columns-repeated="8"/>
          <table:table-cell office:value-type="float" office:value="0.0431756138847345" calcext:value-type="float">
            <text:p>0,043175613884735</text:p>
          </table:table-cell>
          <table:table-cell office:value-type="float" office:value="-0.039" calcext:value-type="float">
            <text:p>-0,039</text:p>
          </table:table-cell>
          <table:table-cell/>
          <table:table-cell table:style-name="ce4" table:formula="of:=AVERAGE([.I17:.I18])" office:value-type="float" office:value="0.0444493496364299" calcext:value-type="float">
            <text:p>4,44E-02</text:p>
          </table:table-cell>
          <table:table-cell table:formula="of:=([.J18]-[.J17])/([.I18]-[.I17])" office:value-type="float" office:value="-1.17763829585802" calcext:value-type="float">
            <text:p>-1,1776382958580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7]*[.M17]" office:value-type="float" office:value="-0.0523452563578425" calcext:value-type="float">
            <text:p>-0,052345256357843</text:p>
          </table:table-cell>
          <table:table-cell table:formula="of:=[.L17]*[.L17]" office:value-type="float" office:value="0.00197574468310159" calcext:value-type="float">
            <text:p>0,00197574468310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7]+[.$U$7]" office:value-type="float" office:value="-1.18188441753619" calcext:value-type="float">
            <text:p>-1,18188441753619</text:p>
          </table:table-cell>
          <table:table-cell table:formula="of:=([.M17]-[.W17])^2" office:value-type="float" office:value="0.0000180295493058739" calcext:value-type="float">
            <text:p>1,80295493058739E-05</text:p>
          </table:table-cell>
          <table:table-cell table:number-columns-repeated="3"/>
          <table:table-cell table:style-name="ce12" table:number-columns-repeated="2"/>
          <table:table-cell table:number-columns-repeated="995"/>
        </table:table-row>
        <table:table-row table:style-name="ro4">
          <table:table-cell table:number-columns-repeated="8"/>
          <table:table-cell office:value-type="float" office:value="0.0457230853881253" calcext:value-type="float">
            <text:p>0,045723085388125</text:p>
          </table:table-cell>
          <table:table-cell office:value-type="float" office:value="-0.042" calcext:value-type="float">
            <text:p>-0,042</text:p>
          </table:table-cell>
          <table:table-cell/>
          <table:table-cell table:style-name="ce4" table:formula="of:=AVERAGE([.I18:.I19])" office:value-type="float" office:value="0.0469502682403433" calcext:value-type="float">
            <text:p>4,70E-02</text:p>
          </table:table-cell>
          <table:table-cell table:formula="of:=([.J19]-[.J18])/([.I19]-[.I18])" office:value-type="float" office:value="-1.22231173397579" calcext:value-type="float">
            <text:p>-1,2223117339757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8]*[.M18]" office:value-type="float" office:value="-0.0573878637834824" calcext:value-type="float">
            <text:p>-0,057387863783482</text:p>
          </table:table-cell>
          <table:table-cell table:formula="of:=[.L18]*[.L18]" office:value-type="float" office:value="0.00220432768784019" calcext:value-type="float">
            <text:p>0,0022043276878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8]+[.$U$7]" office:value-type="float" office:value="-1.20636161073859" calcext:value-type="float">
            <text:p>-1,20636161073859</text:p>
          </table:table-cell>
          <table:table-cell table:formula="of:=([.M18]-[.W18])^2" office:value-type="float" office:value="0.000254406431281673" calcext:value-type="float">
            <text:p>0,000254406431282</text:p>
          </table:table-cell>
          <table:table-cell/>
          <table:table-cell table:style-name="ce11"/>
          <table:table-cell/>
          <table:table-cell table:style-name="ce12" table:number-columns-repeated="2"/>
          <table:table-cell table:number-columns-repeated="995"/>
        </table:table-row>
        <table:table-row table:style-name="ro4">
          <table:table-cell table:number-columns-repeated="8"/>
          <table:table-cell office:value-type="float" office:value="0.0481774510925614" calcext:value-type="float">
            <text:p>0,048177451092561</text:p>
          </table:table-cell>
          <table:table-cell office:value-type="float" office:value="-0.045" calcext:value-type="float">
            <text:p>-0,045</text:p>
          </table:table-cell>
          <table:table-cell/>
          <table:table-cell table:style-name="ce4" table:formula="of:=AVERAGE([.I19:.I20])" office:value-type="float" office:value="0.0493505928442148" calcext:value-type="float">
            <text:p>4,94E-02</text:p>
          </table:table-cell>
          <table:table-cell table:formula="of:=([.J20]-[.J19])/([.I20]-[.I19])" office:value-type="float" office:value="-1.27861786343029" calcext:value-type="float">
            <text:p>-1,2786178634302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19]*[.M19]" office:value-type="float" office:value="-0.063100549581488" calcext:value-type="float">
            <text:p>-0,063100549581488</text:p>
          </table:table-cell>
          <table:table-cell table:formula="of:=[.L19]*[.L19]" office:value-type="float" office:value="0.00243548101407546" calcext:value-type="float">
            <text:p>0,00243548101407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19]+[.$U$7]" office:value-type="float" office:value="-1.22985426219294" calcext:value-type="float">
            <text:p>-1,22985426219294</text:p>
          </table:table-cell>
          <table:table-cell table:formula="of:=([.M19]-[.W19])^2" office:value-type="float" office:value="0.00237788880563476" calcext:value-type="float">
            <text:p>0,002377888805635</text:p>
          </table:table-cell>
          <table:table-cell table:number-columns-repeated="3"/>
          <table:table-cell table:style-name="ce12" table:number-columns-repeated="2"/>
          <table:table-cell table:number-columns-repeated="995"/>
        </table:table-row>
        <table:table-row table:style-name="ro3">
          <table:table-cell table:number-columns-repeated="8"/>
          <table:table-cell office:value-type="float" office:value="0.0505237345958683" calcext:value-type="float">
            <text:p>0,050523734595868</text:p>
          </table:table-cell>
          <table:table-cell office:value-type="float" office:value="-0.048" calcext:value-type="float">
            <text:p>-0,048</text:p>
          </table:table-cell>
          <table:table-cell/>
          <table:table-cell table:style-name="ce4" table:formula="of:=AVERAGE([.I20:.I21])" office:value-type="float" office:value="0.051799661419" calcext:value-type="float">
            <text:p>5,18E-02</text:p>
          </table:table-cell>
          <table:table-cell table:formula="of:=([.J21]-[.J20])/([.I21]-[.I20])" office:value-type="float" office:value="-1.17561600932436" calcext:value-type="float">
            <text:p>-1,17561600932436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0]*[.M20]" office:value-type="float" office:value="-0.060896511241758" calcext:value-type="float">
            <text:p>-0,060896511241758</text:p>
          </table:table-cell>
          <table:table-cell table:formula="of:=[.L20]*[.L20]" office:value-type="float" office:value="0.00268320492312304" calcext:value-type="float">
            <text:p>0,00268320492312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0]+[.$U$7]" office:value-type="float" office:value="-1.253823984589" calcext:value-type="float">
            <text:p>-1,253823984589</text:p>
          </table:table-cell>
          <table:table-cell table:formula="of:=([.M20]-[.W20])^2" office:value-type="float" office:value="0.00611648739499438" calcext:value-type="float">
            <text:p>0,006116487394994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530755882421317" calcext:value-type="float">
            <text:p>0,053075588242132</text:p>
          </table:table-cell>
          <table:table-cell office:value-type="float" office:value="-0.051" calcext:value-type="float">
            <text:p>-0,051</text:p>
          </table:table-cell>
          <table:table-cell/>
          <table:table-cell table:style-name="ce4" table:formula="of:=AVERAGE([.I21:.I22])" office:value-type="float" office:value="0.0542007375831813" calcext:value-type="float">
            <text:p>5,42E-02</text:p>
          </table:table-cell>
          <table:table-cell table:formula="of:=([.J22]-[.J21])/([.I22]-[.I21])" office:value-type="float" office:value="-1.33315636002664" calcext:value-type="float">
            <text:p>-1,33315636002664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1]*[.M21]" office:value-type="float" office:value="-0.0722580580271533" calcext:value-type="float">
            <text:p>-0,072258058027153</text:p>
          </table:table-cell>
          <table:table-cell table:formula="of:=[.L21]*[.L21]" office:value-type="float" office:value="0.00293771995456088" calcext:value-type="float">
            <text:p>0,00293771995456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1]+[.$U$7]" office:value-type="float" office:value="-1.27732399177531" calcext:value-type="float">
            <text:p>-1,27732399177531</text:p>
          </table:table-cell>
          <table:table-cell table:formula="of:=([.M21]-[.W21])^2" office:value-type="float" office:value="0.00311725334455212" calcext:value-type="float">
            <text:p>0,003117253344552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553258869242308" calcext:value-type="float">
            <text:p>0,055325886924231</text:p>
          </table:table-cell>
          <table:table-cell office:value-type="float" office:value="-0.054" calcext:value-type="float">
            <text:p>-0,054</text:p>
          </table:table-cell>
          <table:table-cell/>
          <table:table-cell table:style-name="ce4" table:formula="of:=AVERAGE([.I22:.I23])" office:value-type="float" office:value="0.0565016447622591" calcext:value-type="float">
            <text:p>5,65E-02</text:p>
          </table:table-cell>
          <table:table-cell table:formula="of:=([.J23]-[.J22])/([.I23]-[.I22])" office:value-type="float" office:value="-1.27577291129562" calcext:value-type="float">
            <text:p>-1,2757729112956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2]*[.M22]" office:value-type="float" office:value="-0.0720832678313379" calcext:value-type="float">
            <text:p>-0,072083267831338</text:p>
          </table:table-cell>
          <table:table-cell table:formula="of:=[.L22]*[.L22]" office:value-type="float" office:value="0.00319243586084052" calcext:value-type="float">
            <text:p>0,00319243586084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2]+[.$U$7]" office:value-type="float" office:value="-1.29984361695422" calcext:value-type="float">
            <text:p>-1,29984361695422</text:p>
          </table:table-cell>
          <table:table-cell table:formula="of:=([.M22]-[.W22])^2" office:value-type="float" office:value="0.000579398870903077" calcext:value-type="float">
            <text:p>0,000579398870903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576774026002874" calcext:value-type="float">
            <text:p>0,057677402600287</text:p>
          </table:table-cell>
          <table:table-cell office:value-type="float" office:value="-0.057" calcext:value-type="float">
            <text:p>-0,057</text:p>
          </table:table-cell>
          <table:table-cell/>
          <table:table-cell table:style-name="ce4" table:formula="of:=AVERAGE([.I23:.I24])" office:value-type="float" office:value="0.0588004366848627" calcext:value-type="float">
            <text:p>5,88E-02</text:p>
          </table:table-cell>
          <table:table-cell table:formula="of:=([.J24]-[.J23])/([.I24]-[.I23])" office:value-type="float" office:value="-1.3356673858811" calcext:value-type="float">
            <text:p>-1,335667385881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3]*[.M23]" office:value-type="float" office:value="-0.0785378255555376" calcext:value-type="float">
            <text:p>-0,078537825555538</text:p>
          </table:table-cell>
          <table:table-cell table:formula="of:=[.L23]*[.L23]" office:value-type="float" office:value="0.00345749135433055" calcext:value-type="float">
            <text:p>0,00345749135433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3]+[.$U$7]" office:value-type="float" office:value="-1.32234253952356" calcext:value-type="float">
            <text:p>-1,32234253952356</text:p>
          </table:table-cell>
          <table:table-cell table:formula="of:=([.M23]-[.W23])^2" office:value-type="float" office:value="0.000177551530451886" calcext:value-type="float">
            <text:p>0,000177551530452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599234707694379" calcext:value-type="float">
            <text:p>0,059923470769438</text:p>
          </table:table-cell>
          <table:table-cell office:value-type="float" office:value="-0.06" calcext:value-type="float">
            <text:p>-0,06</text:p>
          </table:table-cell>
          <table:table-cell/>
          <table:table-cell table:style-name="ce4" table:formula="of:=AVERAGE([.I24:.I25])" office:value-type="float" office:value="0.0610495692890702" calcext:value-type="float">
            <text:p>6,10E-02</text:p>
          </table:table-cell>
          <table:table-cell table:formula="of:=([.J25]-[.J24])/([.I25]-[.I24])" office:value-type="float" office:value="-1.33203265420317" calcext:value-type="float">
            <text:p>-1,33203265420317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4]*[.M24]" office:value-type="float" office:value="-0.0813200198180803" calcext:value-type="float">
            <text:p>-0,08132001981808</text:p>
          </table:table-cell>
          <table:table-cell table:formula="of:=[.L24]*[.L24]" office:value-type="float" office:value="0.00372704991038098" calcext:value-type="float">
            <text:p>0,00372704991038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4]+[.$U$7]" office:value-type="float" office:value="-1.34435543238815" calcext:value-type="float">
            <text:p>-1,34435543238815</text:p>
          </table:table-cell>
          <table:table-cell table:formula="of:=([.M24]-[.W24])^2" office:value-type="float" office:value="0.000151850862196388" calcext:value-type="float">
            <text:p>0,000151850862196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621756678087024" calcext:value-type="float">
            <text:p>0,062175667808702</text:p>
          </table:table-cell>
          <table:table-cell office:value-type="float" office:value="-0.063" calcext:value-type="float">
            <text:p>-0,063</text:p>
          </table:table-cell>
          <table:table-cell/>
          <table:table-cell table:style-name="ce4" table:formula="of:=AVERAGE([.I25:.I26])" office:value-type="float" office:value="0.0632996100394591" calcext:value-type="float">
            <text:p>6,33E-02</text:p>
          </table:table-cell>
          <table:table-cell table:formula="of:=([.J26]-[.J25])/([.I26]-[.I25])" office:value-type="float" office:value="-1.33458816561244" calcext:value-type="float">
            <text:p>-1,33458816561244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5]*[.M25]" office:value-type="float" office:value="-0.0844789104465443" calcext:value-type="float">
            <text:p>-0,084478910446544</text:p>
          </table:table-cell>
          <table:table-cell table:formula="of:=[.L25]*[.L25]" office:value-type="float" office:value="0.00400684063114759" calcext:value-type="float">
            <text:p>0,0040068406311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5]+[.$U$7]" office:value-type="float" office:value="-1.36637721353463" calcext:value-type="float">
            <text:p>-1,36637721353463</text:p>
          </table:table-cell>
          <table:table-cell table:formula="of:=([.M25]-[.W25])^2" office:value-type="float" office:value="0.00101054356779969" calcext:value-type="float">
            <text:p>0,0010105435678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644235522702159" calcext:value-type="float">
            <text:p>0,064423552270216</text:p>
          </table:table-cell>
          <table:table-cell office:value-type="float" office:value="-0.066" calcext:value-type="float">
            <text:p>-0,066</text:p>
          </table:table-cell>
          <table:table-cell/>
          <table:table-cell table:style-name="ce4" table:formula="of:=AVERAGE([.I26:.I27])" office:value-type="float" office:value="0.0654503529937721" calcext:value-type="float">
            <text:p>6,55E-02</text:p>
          </table:table-cell>
          <table:table-cell table:formula="of:=([.J27]-[.J26])/([.I27]-[.I26])" office:value-type="float" office:value="-1.460848210941" calcext:value-type="float">
            <text:p>-1,46084821094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6]*[.M26]" office:value-type="float" office:value="-0.0956130310764088" calcext:value-type="float">
            <text:p>-0,095613031076409</text:p>
          </table:table-cell>
          <table:table-cell table:formula="of:=[.L26]*[.L26]" office:value-type="float" office:value="0.00428374870700937" calcext:value-type="float">
            <text:p>0,00428374870700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6]+[.$U$7]" office:value-type="float" office:value="-1.38742713924555" calcext:value-type="float">
            <text:p>-1,38742713924555</text:p>
          </table:table-cell>
          <table:table-cell table:formula="of:=([.M26]-[.W26])^2" office:value-type="float" office:value="0.00539065376890857" calcext:value-type="float">
            <text:p>0,005390653768909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664771537173283" calcext:value-type="float">
            <text:p>0,066477153717328</text:p>
          </table:table-cell>
          <table:table-cell office:value-type="float" office:value="-0.069" calcext:value-type="float">
            <text:p>-0,069</text:p>
          </table:table-cell>
          <table:table-cell/>
          <table:table-cell table:style-name="ce4" table:formula="of:=AVERAGE([.I27:.I28])" office:value-type="float" office:value="0.0675500491846775" calcext:value-type="float">
            <text:p>6,76E-02</text:p>
          </table:table-cell>
          <table:table-cell table:formula="of:=([.J28]-[.J27])/([.I28]-[.I27])" office:value-type="float" office:value="-1.39808587662889" calcext:value-type="float">
            <text:p>-1,3980858766288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7]*[.M27]" office:value-type="float" office:value="-0.0944407697306846" calcext:value-type="float">
            <text:p>-0,094440769730685</text:p>
          </table:table-cell>
          <table:table-cell table:formula="of:=[.L27]*[.L27]" office:value-type="float" office:value="0.00456300914485235" calcext:value-type="float">
            <text:p>0,00456300914485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7]+[.$U$7]" office:value-type="float" office:value="-1.40797745593747" calcext:value-type="float">
            <text:p>-1,40797745593747</text:p>
          </table:table-cell>
          <table:table-cell table:formula="of:=([.M27]-[.W27])^2" office:value-type="float" office:value="0.0000978433412178331" calcext:value-type="float">
            <text:p>9,78433412178331E-0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686229446520266" calcext:value-type="float">
            <text:p>0,068622944652027</text:p>
          </table:table-cell>
          <table:table-cell office:value-type="float" office:value="-0.072" calcext:value-type="float">
            <text:p>-0,072</text:p>
          </table:table-cell>
          <table:table-cell/>
          <table:table-cell table:style-name="ce4" table:formula="of:=AVERAGE([.I28:.I29])" office:value-type="float" office:value="0.0696996275374078" calcext:value-type="float">
            <text:p>6,97E-02</text:p>
          </table:table-cell>
          <table:table-cell table:formula="of:=([.J29]-[.J28])/([.I29]-[.I28])" office:value-type="float" office:value="-1.39316786805701" calcext:value-type="float">
            <text:p>-1,3931678680570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8]*[.M28]" office:value-type="float" office:value="-0.0971032815006578" calcext:value-type="float">
            <text:p>-0,097103281500658</text:p>
          </table:table-cell>
          <table:table-cell table:formula="of:=[.L28]*[.L28]" office:value-type="float" office:value="0.00485803807885338" calcext:value-type="float">
            <text:p>0,0048580380788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8]+[.$U$7]" office:value-type="float" office:value="-1.42901598336541" calcext:value-type="float">
            <text:p>-1,42901598336541</text:p>
          </table:table-cell>
          <table:table-cell table:formula="of:=([.M28]-[.W28])^2" office:value-type="float" office:value="0.00128508737116441" calcext:value-type="float">
            <text:p>0,001285087371164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70776310422789" calcext:value-type="float">
            <text:p>0,070776310422789</text:p>
          </table:table-cell>
          <table:table-cell office:value-type="float" office:value="-0.075" calcext:value-type="float">
            <text:p>-0,075</text:p>
          </table:table-cell>
          <table:table-cell/>
          <table:table-cell table:style-name="ce4" table:formula="of:=AVERAGE([.I29:.I30])" office:value-type="float" office:value="0.071800359848001" calcext:value-type="float">
            <text:p>7,18E-02</text:p>
          </table:table-cell>
          <table:table-cell table:formula="of:=([.J30]-[.J29])/([.I30]-[.I29])" office:value-type="float" office:value="-1.46477305007956" calcext:value-type="float">
            <text:p>-1,46477305007956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29]*[.M29]" office:value-type="float" office:value="-0.105171232091367" calcext:value-type="float">
            <text:p>-0,105171232091367</text:p>
          </table:table-cell>
          <table:table-cell table:formula="of:=[.L29]*[.L29]" office:value-type="float" office:value="0.00515529167430244" calcext:value-type="float">
            <text:p>0,00515529167430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29]+[.$U$7]" office:value-type="float" office:value="-1.44957644085189" calcext:value-type="float">
            <text:p>-1,44957644085189</text:p>
          </table:table-cell>
          <table:table-cell table:formula="of:=([.M29]-[.W29])^2" office:value-type="float" office:value="0.000230936932018656" calcext:value-type="float">
            <text:p>0,000230936932019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72824409273213" calcext:value-type="float">
            <text:p>0,072824409273213</text:p>
          </table:table-cell>
          <table:table-cell office:value-type="float" office:value="-0.078" calcext:value-type="float">
            <text:p>-0,078</text:p>
          </table:table-cell>
          <table:table-cell/>
          <table:table-cell table:style-name="ce4" table:formula="of:=AVERAGE([.I30:.I31])" office:value-type="float" office:value="0.0738484141025357" calcext:value-type="float">
            <text:p>7,38E-02</text:p>
          </table:table-cell>
          <table:table-cell table:formula="of:=([.J31]-[.J30])/([.I31]-[.I30])" office:value-type="float" office:value="-1.46483684163105" calcext:value-type="float">
            <text:p>-1,46483684163105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0]*[.M30]" office:value-type="float" office:value="-0.10817587767342" calcext:value-type="float">
            <text:p>-0,10817587767342</text:p>
          </table:table-cell>
          <table:table-cell table:formula="of:=[.L30]*[.L30]" office:value-type="float" office:value="0.00545358826545959" calcext:value-type="float">
            <text:p>0,005453588265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0]+[.$U$7]" office:value-type="float" office:value="-1.46962132339977" calcext:value-type="float">
            <text:p>-1,46962132339977</text:p>
          </table:table-cell>
          <table:table-cell table:formula="of:=([.M30]-[.W30])^2" office:value-type="float" office:value="0.0000228912657951645" calcext:value-type="float">
            <text:p>2,28912657951645E-0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748724189318584" calcext:value-type="float">
            <text:p>0,074872418931858</text:p>
          </table:table-cell>
          <table:table-cell office:value-type="float" office:value="-0.081" calcext:value-type="float">
            <text:p>-0,081</text:p>
          </table:table-cell>
          <table:table-cell/>
          <table:table-cell table:style-name="ce4" table:formula="of:=AVERAGE([.I31:.I32])" office:value-type="float" office:value="0.0758975986685898" calcext:value-type="float">
            <text:p>7,59E-02</text:p>
          </table:table-cell>
          <table:table-cell table:formula="of:=([.J32]-[.J31])/([.I32]-[.I31])" office:value-type="float" office:value="-1.46315806512375" calcext:value-type="float">
            <text:p>-1,46315806512375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1]*[.M31]" office:value-type="float" office:value="-0.111050183615473" calcext:value-type="float">
            <text:p>-0,111050183615473</text:p>
          </table:table-cell>
          <table:table-cell table:formula="of:=[.L31]*[.L31]" office:value-type="float" office:value="0.00576044548365833" calcext:value-type="float">
            <text:p>0,0057604454836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1]+[.$U$7]" office:value-type="float" office:value="-1.48967726862413" calcext:value-type="float">
            <text:p>-1,48967726862413</text:p>
          </table:table-cell>
          <table:table-cell table:formula="of:=([.M31]-[.W31])^2" office:value-type="float" office:value="0.000703268154294523" calcext:value-type="float">
            <text:p>0,00070326815429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769227784053212" calcext:value-type="float">
            <text:p>0,076922778405321</text:p>
          </table:table-cell>
          <table:table-cell office:value-type="float" office:value="-0.084" calcext:value-type="float">
            <text:p>-0,084</text:p>
          </table:table-cell>
          <table:table-cell/>
          <table:table-cell table:style-name="ce4" table:formula="of:=AVERAGE([.I32:.I33])" office:value-type="float" office:value="0.0779498588801886" calcext:value-type="float">
            <text:p>7,79E-02</text:p>
          </table:table-cell>
          <table:table-cell table:formula="of:=([.J33]-[.J32])/([.I33]-[.I32])" office:value-type="float" office:value="-1.46045031202998" calcext:value-type="float">
            <text:p>-1,46045031202998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2]*[.M32]" office:value-type="float" office:value="-0.113841895724265" calcext:value-type="float">
            <text:p>-0,113841895724265</text:p>
          </table:table-cell>
          <table:table-cell table:formula="of:=[.L32]*[.L32]" office:value-type="float" office:value="0.00607618049944132" calcext:value-type="float">
            <text:p>0,00607618049944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2]+[.$U$7]" office:value-type="float" office:value="-1.50976331605578" calcext:value-type="float">
            <text:p>-1,50976331605578</text:p>
          </table:table-cell>
          <table:table-cell table:formula="of:=([.M32]-[.W32])^2" office:value-type="float" office:value="0.00243177236604833" calcext:value-type="float">
            <text:p>0,002431772366048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78976939355056" calcext:value-type="float">
            <text:p>0,078976939355056</text:p>
          </table:table-cell>
          <table:table-cell office:value-type="float" office:value="-0.087" calcext:value-type="float">
            <text:p>-0,087</text:p>
          </table:table-cell>
          <table:table-cell/>
          <table:table-cell table:style-name="ce4" table:formula="of:=AVERAGE([.I33:.I34])" office:value-type="float" office:value="0.0799503801885444" calcext:value-type="float">
            <text:p>8,00E-02</text:p>
          </table:table-cell>
          <table:table-cell table:formula="of:=([.J34]-[.J33])/([.I34]-[.I33])" office:value-type="float" office:value="-1.54092570230972" calcext:value-type="float">
            <text:p>-1,5409257023097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3]*[.M33]" office:value-type="float" office:value="-0.123197595741962" calcext:value-type="float">
            <text:p>-0,123197595741962</text:p>
          </table:table-cell>
          <table:table-cell table:formula="of:=[.L33]*[.L33]" office:value-type="float" office:value="0.00639206329229279" calcext:value-type="float">
            <text:p>0,00639206329229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3]+[.$U$7]" office:value-type="float" office:value="-1.52934298030136" calcext:value-type="float">
            <text:p>-1,52934298030136</text:p>
          </table:table-cell>
          <table:table-cell table:formula="of:=([.M33]-[.W33])^2" office:value-type="float" office:value="0.00013415944912307" calcext:value-type="float">
            <text:p>0,000134159449123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809238210220327" calcext:value-type="float">
            <text:p>0,080923821022033</text:p>
          </table:table-cell>
          <table:table-cell office:value-type="float" office:value="-0.09" calcext:value-type="float">
            <text:p>-0,09</text:p>
          </table:table-cell>
          <table:table-cell/>
          <table:table-cell table:style-name="ce4" table:formula="of:=AVERAGE([.I34:.I35])" office:value-type="float" office:value="0.0818486236970569" calcext:value-type="float">
            <text:p>8,18E-02</text:p>
          </table:table-cell>
          <table:table-cell table:formula="of:=([.J35]-[.J34])/([.I35]-[.I34])" office:value-type="float" office:value="-1.62196762672732" calcext:value-type="float">
            <text:p>-1,6219676267273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4]*[.M34]" office:value-type="float" office:value="-0.132755817928813" calcext:value-type="float">
            <text:p>-0,132755817928813</text:p>
          </table:table-cell>
          <table:table-cell table:formula="of:=[.L34]*[.L34]" office:value-type="float" office:value="0.00669919720110242" calcext:value-type="float">
            <text:p>0,00669919720110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4]+[.$U$7]" office:value-type="float" office:value="-1.54792162297704" calcext:value-type="float">
            <text:p>-1,54792162297704</text:p>
          </table:table-cell>
          <table:table-cell table:formula="of:=([.M34]-[.W34])^2" office:value-type="float" office:value="0.00548281067138752" calcext:value-type="float">
            <text:p>0,005482810671388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82773426372081" calcext:value-type="float">
            <text:p>0,082773426372081</text:p>
          </table:table-cell>
          <table:table-cell office:value-type="float" office:value="-0.093" calcext:value-type="float">
            <text:p>-0,093</text:p>
          </table:table-cell>
          <table:table-cell/>
          <table:table-cell table:style-name="ce4" table:formula="of:=AVERAGE([.I35:.I36])" office:value-type="float" office:value="0.0837484610951829" calcext:value-type="float">
            <text:p>8,37E-02</text:p>
          </table:table-cell>
          <table:table-cell table:formula="of:=([.J36]-[.J35])/([.I36]-[.I35])" office:value-type="float" office:value="-1.53840675050843" calcext:value-type="float">
            <text:p>-1,53840675050843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5]*[.M35]" office:value-type="float" office:value="-0.128839197893522" calcext:value-type="float">
            <text:p>-0,128839197893522</text:p>
          </table:table-cell>
          <table:table-cell table:formula="of:=[.L35]*[.L35]" office:value-type="float" office:value="0.00701380473581136" calcext:value-type="float">
            <text:p>0,00701380473581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5]+[.$U$7]" office:value-type="float" office:value="-1.56651586549829" calcext:value-type="float">
            <text:p>-1,56651586549829</text:p>
          </table:table-cell>
          <table:table-cell table:formula="of:=([.M35]-[.W35])^2" office:value-type="float" office:value="0.000790122345513136" calcext:value-type="float">
            <text:p>0,000790122345513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847234958182847" calcext:value-type="float">
            <text:p>0,084723495818285</text:p>
          </table:table-cell>
          <table:table-cell office:value-type="float" office:value="-0.096" calcext:value-type="float">
            <text:p>-0,096</text:p>
          </table:table-cell>
          <table:table-cell/>
          <table:table-cell table:style-name="ce4" table:formula="of:=AVERAGE([.I36:.I37])" office:value-type="float" office:value="0.0857004076396833" calcext:value-type="float">
            <text:p>8,57E-02</text:p>
          </table:table-cell>
          <table:table-cell table:formula="of:=([.J37]-[.J36])/([.I37]-[.I36])" office:value-type="float" office:value="-1.53545076141317" calcext:value-type="float">
            <text:p>-1,53545076141317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6]*[.M36]" office:value-type="float" office:value="-0.13158875616377" calcext:value-type="float">
            <text:p>-0,13158875616377</text:p>
          </table:table-cell>
          <table:table-cell table:formula="of:=[.L36]*[.L36]" office:value-type="float" office:value="0.00734455986960789" calcext:value-type="float">
            <text:p>0,00734455986960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6]+[.$U$7]" office:value-type="float" office:value="-1.58562011487919" calcext:value-type="float">
            <text:p>-1,58562011487919</text:p>
          </table:table-cell>
          <table:table-cell table:formula="of:=([.M36]-[.W36])^2" office:value-type="float" office:value="0.00251696402719869" calcext:value-type="float">
            <text:p>0,002516964027199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866773194610819" calcext:value-type="float">
            <text:p>0,086677319461082</text:p>
          </table:table-cell>
          <table:table-cell office:value-type="float" office:value="-0.099" calcext:value-type="float">
            <text:p>-0,099</text:p>
          </table:table-cell>
          <table:table-cell/>
          <table:table-cell table:style-name="ce4" table:formula="of:=AVERAGE([.I37:.I38])" office:value-type="float" office:value="0.087600078235241" calcext:value-type="float">
            <text:p>8,76E-02</text:p>
          </table:table-cell>
          <table:table-cell table:formula="of:=([.J38]-[.J37])/([.I38]-[.I37])" office:value-type="float" office:value="-1.62556026776005" calcext:value-type="float">
            <text:p>-1,62556026776005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7]*[.M37]" office:value-type="float" office:value="-0.14239920663188" calcext:value-type="float">
            <text:p>-0,14239920663188</text:p>
          </table:table-cell>
          <table:table-cell table:formula="of:=[.L37]*[.L37]" office:value-type="float" office:value="0.00767377370682034" calcext:value-type="float">
            <text:p>0,0076737737068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7]+[.$U$7]" office:value-type="float" office:value="-1.60421272485683" calcext:value-type="float">
            <text:p>-1,60421272485683</text:p>
          </table:table-cell>
          <table:table-cell table:formula="of:=([.M37]-[.W37])^2" office:value-type="float" office:value="0.000455717588004835" calcext:value-type="float">
            <text:p>0,00045571758800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885228370094001" calcext:value-type="float">
            <text:p>0,0885228370094</text:p>
          </table:table-cell>
          <table:table-cell office:value-type="float" office:value="-0.102" calcext:value-type="float">
            <text:p>-0,102</text:p>
          </table:table-cell>
          <table:table-cell/>
          <table:table-cell table:style-name="ce4" table:formula="of:=AVERAGE([.I38:.I39])" office:value-type="float" office:value="0.0894496548973954" calcext:value-type="float">
            <text:p>8,94E-02</text:p>
          </table:table-cell>
          <table:table-cell table:formula="of:=([.J39]-[.J38])/([.I39]-[.I38])" office:value-type="float" office:value="-1.61844092505" calcext:value-type="float">
            <text:p>-1,61844092505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8]*[.M38]" office:value-type="float" office:value="-0.144768982217543" calcext:value-type="float">
            <text:p>-0,144768982217543</text:p>
          </table:table-cell>
          <table:table-cell table:formula="of:=[.L38]*[.L38]" office:value-type="float" office:value="0.00800124076126313" calcext:value-type="float">
            <text:p>0,00800124076126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8]+[.$U$7]" office:value-type="float" office:value="-1.6223150514305" calcext:value-type="float">
            <text:p>-1,6223150514305</text:p>
          </table:table-cell>
          <table:table-cell table:formula="of:=([.M38]-[.W38])^2" office:value-type="float" office:value="0.0000150088552120912" calcext:value-type="float">
            <text:p>1,50088552120912E-0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903764727853907" calcext:value-type="float">
            <text:p>0,090376472785391</text:p>
          </table:table-cell>
          <table:table-cell office:value-type="float" office:value="-0.105" calcext:value-type="float">
            <text:p>-0,105</text:p>
          </table:table-cell>
          <table:table-cell/>
          <table:table-cell table:style-name="ce4" table:formula="of:=AVERAGE([.I39:.I40])" office:value-type="float" office:value="0.0912570301173516" calcext:value-type="float">
            <text:p>9,13E-02</text:p>
          </table:table-cell>
          <table:table-cell table:formula="of:=([.J40]-[.J39])/([.I40]-[.I39])" office:value-type="float" office:value="-1.70346659502521" calcext:value-type="float">
            <text:p>-1,7034665950252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39]*[.M39]" office:value-type="float" office:value="-0.155453302366118" calcext:value-type="float">
            <text:p>-0,155453302366118</text:p>
          </table:table-cell>
          <table:table-cell table:formula="of:=[.L39]*[.L39]" office:value-type="float" office:value="0.00832784554583922" calcext:value-type="float">
            <text:p>0,00832784554583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39]+[.$U$7]" office:value-type="float" office:value="-1.64000434062962" calcext:value-type="float">
            <text:p>-1,64000434062962</text:p>
          </table:table-cell>
          <table:table-cell table:formula="of:=([.M39]-[.W39])^2" office:value-type="float" office:value="0.00402745773297039" calcext:value-type="float">
            <text:p>0,00402745773297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921375874493126" calcext:value-type="float">
            <text:p>0,092137587449313</text:p>
          </table:table-cell>
          <table:table-cell office:value-type="float" office:value="-0.108" calcext:value-type="float">
            <text:p>-0,108</text:p>
          </table:table-cell>
          <table:table-cell/>
          <table:table-cell table:style-name="ce4" table:formula="of:=AVERAGE([.I40:.I41])" office:value-type="float" office:value="0.0930565085296234" calcext:value-type="float">
            <text:p>9,31E-02</text:p>
          </table:table-cell>
          <table:table-cell table:formula="of:=([.J41]-[.J40])/([.I41]-[.I40])" office:value-type="float" office:value="-1.63234910172336" calcext:value-type="float">
            <text:p>-1,63234910172336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0]*[.M40]" office:value-type="float" office:value="-0.151900708107843" calcext:value-type="float">
            <text:p>-0,151900708107843</text:p>
          </table:table-cell>
          <table:table-cell table:formula="of:=[.L40]*[.L40]" office:value-type="float" office:value="0.00865951377972387" calcext:value-type="float">
            <text:p>0,00865951377972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0]+[.$U$7]" office:value-type="float" office:value="-1.65761634155272" calcext:value-type="float">
            <text:p>-1,65761634155272</text:p>
          </table:table-cell>
          <table:table-cell table:formula="of:=([.M40]-[.W40])^2" office:value-type="float" office:value="0.000638433408594412" calcext:value-type="float">
            <text:p>0,000638433408594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939754296099342" calcext:value-type="float">
            <text:p>0,093975429609934</text:p>
          </table:table-cell>
          <table:table-cell office:value-type="float" office:value="-0.111" calcext:value-type="float">
            <text:p>-0,111</text:p>
          </table:table-cell>
          <table:table-cell/>
          <table:table-cell table:style-name="ce4" table:formula="of:=AVERAGE([.I41:.I42])" office:value-type="float" office:value="0.094849481608117" calcext:value-type="float">
            <text:p>9,48E-02</text:p>
          </table:table-cell>
          <table:table-cell table:formula="of:=([.J42]-[.J41])/([.I42]-[.I41])" office:value-type="float" office:value="-1.71614503841724" calcext:value-type="float">
            <text:p>-1,71614503841724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1]*[.M41]" office:value-type="float" office:value="-0.162775467258217" calcext:value-type="float">
            <text:p>-0,162775467258217</text:p>
          </table:table-cell>
          <table:table-cell table:formula="of:=[.L41]*[.L41]" office:value-type="float" office:value="0.00899642416132853" calcext:value-type="float">
            <text:p>0,00899642416132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1]+[.$U$7]" office:value-type="float" office:value="-1.67516467294596" calcext:value-type="float">
            <text:p>-1,67516467294596</text:p>
          </table:table-cell>
          <table:table-cell table:formula="of:=([.M41]-[.W41])^2" office:value-type="float" office:value="0.00167939035415911" calcext:value-type="float">
            <text:p>0,001679390354159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957235336062997" calcext:value-type="float">
            <text:p>0,0957235336063</text:p>
          </table:table-cell>
          <table:table-cell office:value-type="float" office:value="-0.114" calcext:value-type="float">
            <text:p>-0,114</text:p>
          </table:table-cell>
          <table:table-cell/>
          <table:table-cell table:style-name="ce4" table:formula="of:=AVERAGE([.I42:.I43])" office:value-type="float" office:value="0.0966502900712459" calcext:value-type="float">
            <text:p>9,67E-02</text:p>
          </table:table-cell>
          <table:table-cell table:formula="of:=([.J43]-[.J42])/([.I43]-[.I42])" office:value-type="float" office:value="-1.61854819117673" calcext:value-type="float">
            <text:p>-1,61854819117673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2]*[.M42]" office:value-type="float" office:value="-0.156433152171521" calcext:value-type="float">
            <text:p>-0,156433152171521</text:p>
          </table:table-cell>
          <table:table-cell table:formula="of:=[.L42]*[.L42]" office:value-type="float" office:value="0.00934127857085597" calcext:value-type="float">
            <text:p>0,0093412785708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2]+[.$U$7]" office:value-type="float" office:value="-1.69278969145058" calcext:value-type="float">
            <text:p>-1,69278969145058</text:p>
          </table:table-cell>
          <table:table-cell table:formula="of:=([.M42]-[.W42])^2" office:value-type="float" office:value="0.00551180036291268" calcext:value-type="float">
            <text:p>0,005511800362913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975770465361921" calcext:value-type="float">
            <text:p>0,097577046536192</text:p>
          </table:table-cell>
          <table:table-cell office:value-type="float" office:value="-0.117" calcext:value-type="float">
            <text:p>-0,117</text:p>
          </table:table-cell>
          <table:table-cell/>
          <table:table-cell table:style-name="ce4" table:formula="of:=AVERAGE([.I43:.I44])" office:value-type="float" office:value="0.0984501320660191" calcext:value-type="float">
            <text:p>9,85E-02</text:p>
          </table:table-cell>
          <table:table-cell table:formula="of:=([.J44]-[.J43])/([.I44]-[.I43])" office:value-type="float" office:value="-1.71804473760687" calcext:value-type="float">
            <text:p>-1,71804473760687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3]*[.M43]" office:value-type="float" office:value="-0.169141731312726" calcext:value-type="float">
            <text:p>-0,169141731312726</text:p>
          </table:table-cell>
          <table:table-cell table:formula="of:=[.L43]*[.L43]" office:value-type="float" office:value="0.0096924285038166" calcext:value-type="float">
            <text:p>0,00969242850381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3]+[.$U$7]" office:value-type="float" office:value="-1.7104052508578" calcext:value-type="float">
            <text:p>-1,7104052508578</text:p>
          </table:table-cell>
          <table:table-cell table:formula="of:=([.M43]-[.W43])^2" office:value-type="float" office:value="0.0000583617577892382" calcext:value-type="float">
            <text:p>5,83617577892382E-0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0993232175958461" calcext:value-type="float">
            <text:p>0,099323217595846</text:p>
          </table:table-cell>
          <table:table-cell office:value-type="float" office:value="-0.12" calcext:value-type="float">
            <text:p>-0,12</text:p>
          </table:table-cell>
          <table:table-cell/>
          <table:table-cell table:style-name="ce4" table:formula="of:=AVERAGE([.I44:.I45])" office:value-type="float" office:value="0.100199710930761" calcext:value-type="float">
            <text:p>1,00E-01</text:p>
          </table:table-cell>
          <table:table-cell table:formula="of:=([.J45]-[.J44])/([.I45]-[.I44])" office:value-type="float" office:value="-1.71136498162367" calcext:value-type="float">
            <text:p>-1,71136498162367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4]*[.M44]" office:value-type="float" office:value="-0.171478276455719" calcext:value-type="float">
            <text:p>-0,171478276455719</text:p>
          </table:table-cell>
          <table:table-cell table:formula="of:=[.L44]*[.L44]" office:value-type="float" office:value="0.0100399820706081" calcext:value-type="float">
            <text:p>0,01003998207060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4]+[.$U$7]" office:value-type="float" office:value="-1.7275288708861" calcext:value-type="float">
            <text:p>-1,7275288708861</text:p>
          </table:table-cell>
          <table:table-cell table:formula="of:=([.M44]-[.W44])^2" office:value-type="float" office:value="0.000261271316088281" calcext:value-type="float">
            <text:p>0,000261271316088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01076204265676" calcext:value-type="float">
            <text:p>0,101076204265676</text:p>
          </table:table-cell>
          <table:table-cell office:value-type="float" office:value="-0.123" calcext:value-type="float">
            <text:p>-0,123</text:p>
          </table:table-cell>
          <table:table-cell/>
          <table:table-cell table:style-name="ce4" table:formula="of:=AVERAGE([.I45:.I46])" office:value-type="float" office:value="0.10190057008415" calcext:value-type="float">
            <text:p>1,02E-01</text:p>
          </table:table-cell>
          <table:table-cell table:formula="of:=([.J46]-[.J45])/([.I46]-[.I45])" office:value-type="float" office:value="-1.81958053862142" calcext:value-type="float">
            <text:p>-1,8195805386214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5]*[.M45]" office:value-type="float" office:value="-0.185416294199547" calcext:value-type="float">
            <text:p>-0,185416294199547</text:p>
          </table:table-cell>
          <table:table-cell table:formula="of:=[.L45]*[.L45]" office:value-type="float" office:value="0.0103837261834748" calcext:value-type="float">
            <text:p>0,01038372618347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5]+[.$U$7]" office:value-type="float" office:value="-1.74417565740784" calcext:value-type="float">
            <text:p>-1,74417565740784</text:p>
          </table:table-cell>
          <table:table-cell table:formula="of:=([.M45]-[.W45])^2" office:value-type="float" office:value="0.0056858961108343" calcext:value-type="float">
            <text:p>0,005685896110834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02724935902624" calcext:value-type="float">
            <text:p>0,102724935902624</text:p>
          </table:table-cell>
          <table:table-cell office:value-type="float" office:value="-0.126" calcext:value-type="float">
            <text:p>-0,126</text:p>
          </table:table-cell>
          <table:table-cell/>
          <table:table-cell table:style-name="ce4" table:formula="of:=AVERAGE([.I46:.I47])" office:value-type="float" office:value="0.103600554945104" calcext:value-type="float">
            <text:p>1,04E-01</text:p>
          </table:table-cell>
          <table:table-cell table:formula="of:=([.J47]-[.J46])/([.I47]-[.I46])" office:value-type="float" office:value="-1.71307375380003" calcext:value-type="float">
            <text:p>-1,71307375380003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6]*[.M46]" office:value-type="float" office:value="-0.177475391555576" calcext:value-type="float">
            <text:p>-0,177475391555576</text:p>
          </table:table-cell>
          <table:table-cell table:formula="of:=[.L46]*[.L46]" office:value-type="float" office:value="0.0107330749849335" calcext:value-type="float">
            <text:p>0,01073307498493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6]+[.$U$7]" office:value-type="float" office:value="-1.76081388698381" calcext:value-type="float">
            <text:p>-1,76081388698381</text:p>
          </table:table-cell>
          <table:table-cell table:formula="of:=([.M46]-[.W46])^2" office:value-type="float" office:value="0.00227912031640462" calcext:value-type="float">
            <text:p>0,00227912031640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04476173987584" calcext:value-type="float">
            <text:p>0,104476173987584</text:p>
          </table:table-cell>
          <table:table-cell office:value-type="float" office:value="-0.129" calcext:value-type="float">
            <text:p>-0,129</text:p>
          </table:table-cell>
          <table:table-cell/>
          <table:table-cell table:style-name="ce4" table:formula="of:=AVERAGE([.I47:.I48])" office:value-type="float" office:value="0.105299654922763" calcext:value-type="float">
            <text:p>1,05E-01</text:p>
          </table:table-cell>
          <table:table-cell table:formula="of:=([.J48]-[.J47])/([.I48]-[.I47])" office:value-type="float" office:value="-1.82153579508668" calcext:value-type="float">
            <text:p>-1,82153579508668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7]*[.M47]" office:value-type="float" office:value="-0.191807090652088" calcext:value-type="float">
            <text:p>-0,191807090652088</text:p>
          </table:table-cell>
          <table:table-cell table:formula="of:=[.L47]*[.L47]" office:value-type="float" office:value="0.011088017326853" calcext:value-type="float">
            <text:p>0,01108801732685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7]+[.$U$7]" office:value-type="float" office:value="-1.77744345595829" calcext:value-type="float">
            <text:p>-1,77744345595829</text:p>
          </table:table-cell>
          <table:table-cell table:formula="of:=([.M47]-[.W47])^2" office:value-type="float" office:value="0.00194413436981302" calcext:value-type="float">
            <text:p>0,001944134369813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06123135857942" calcext:value-type="float">
            <text:p>0,106123135857942</text:p>
          </table:table-cell>
          <table:table-cell office:value-type="float" office:value="-0.132" calcext:value-type="float">
            <text:p>-0,132</text:p>
          </table:table-cell>
          <table:table-cell/>
          <table:table-cell table:style-name="ce4" table:formula="of:=AVERAGE([.I48:.I49])" office:value-type="float" office:value="0.107000310888211" calcext:value-type="float">
            <text:p>1,07E-01</text:p>
          </table:table-cell>
          <table:table-cell table:formula="of:=([.J49]-[.J48])/([.I49]-[.I48])" office:value-type="float" office:value="-1.71003499671081" calcext:value-type="float">
            <text:p>-1,7100349967108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8]*[.M48]" office:value-type="float" office:value="-0.182974276277777" calcext:value-type="float">
            <text:p>-0,182974276277777</text:p>
          </table:table-cell>
          <table:table-cell table:formula="of:=[.L48]*[.L48]" office:value-type="float" office:value="0.0114490665301738" calcext:value-type="float">
            <text:p>0,01144906653017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8]+[.$U$7]" office:value-type="float" office:value="-1.79408825382254" calcext:value-type="float">
            <text:p>-1,79408825382254</text:p>
          </table:table-cell>
          <table:table-cell table:formula="of:=([.M48]-[.W48])^2" office:value-type="float" office:value="0.00706495003109198" calcext:value-type="float">
            <text:p>0,007064950031092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07877485918479" calcext:value-type="float">
            <text:p>0,107877485918479</text:p>
          </table:table-cell>
          <table:table-cell office:value-type="float" office:value="-0.135" calcext:value-type="float">
            <text:p>-0,135</text:p>
          </table:table-cell>
          <table:table-cell/>
          <table:table-cell table:style-name="ce4" table:formula="of:=AVERAGE([.I49:.I50])" office:value-type="float" office:value="0.108652825697069" calcext:value-type="float">
            <text:p>1,09E-01</text:p>
          </table:table-cell>
          <table:table-cell table:formula="of:=([.J50]-[.J49])/([.I50]-[.I49])" office:value-type="float" office:value="-1.93463568027922" calcext:value-type="float">
            <text:p>-1,9346356802792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49]*[.M49]" office:value-type="float" office:value="-0.210203633356709" calcext:value-type="float">
            <text:p>-0,210203633356709</text:p>
          </table:table-cell>
          <table:table-cell table:formula="of:=[.L49]*[.L49]" office:value-type="float" office:value="0.0118054365319577" calcext:value-type="float">
            <text:p>0,01180543653195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49]+[.$U$7]" office:value-type="float" office:value="-1.81026188065828" calcext:value-type="float">
            <text:p>-1,81026188065828</text:p>
          </table:table-cell>
          <table:table-cell table:formula="of:=([.M49]-[.W49])^2" office:value-type="float" office:value="0.0154688420321502" calcext:value-type="float">
            <text:p>0,0154688420321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09428165475659" calcext:value-type="float">
            <text:p>0,109428165475659</text:p>
          </table:table-cell>
          <table:table-cell office:value-type="float" office:value="-0.138" calcext:value-type="float">
            <text:p>-0,138</text:p>
          </table:table-cell>
          <table:table-cell/>
          <table:table-cell table:style-name="ce4" table:formula="of:=AVERAGE([.I50:.I51])" office:value-type="float" office:value="0.110302197487706" calcext:value-type="float">
            <text:p>1,10E-01</text:p>
          </table:table-cell>
          <table:table-cell table:formula="of:=([.J51]-[.J50])/([.I51]-[.I50])" office:value-type="float" office:value="-1.71618428081023" calcext:value-type="float">
            <text:p>-1,71618428081023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0]*[.M50]" office:value-type="float" office:value="-0.189298897467227" calcext:value-type="float">
            <text:p>-0,189298897467227</text:p>
          </table:table-cell>
          <table:table-cell table:formula="of:=[.L50]*[.L50]" office:value-type="float" office:value="0.0121665747706169" calcext:value-type="float">
            <text:p>0,01216657477061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0]+[.$U$7]" office:value-type="float" office:value="-1.82640474589141" calcext:value-type="float">
            <text:p>-1,82640474589141</text:p>
          </table:table-cell>
          <table:table-cell table:formula="of:=([.M50]-[.W50])^2" office:value-type="float" office:value="0.0121485509227112" calcext:value-type="float">
            <text:p>0,012148550922711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11176229499753" calcext:value-type="float">
            <text:p>0,111176229499753</text:p>
          </table:table-cell>
          <table:table-cell office:value-type="float" office:value="-0.141" calcext:value-type="float">
            <text:p>-0,141</text:p>
          </table:table-cell>
          <table:table-cell/>
          <table:table-cell table:style-name="ce4" table:formula="of:=AVERAGE([.I51:.I52])" office:value-type="float" office:value="0.111950529133192" calcext:value-type="float">
            <text:p>1,12E-01</text:p>
          </table:table-cell>
          <table:table-cell table:formula="of:=([.J52]-[.J51])/([.I52]-[.I51])" office:value-type="float" office:value="-1.93723454748239" calcext:value-type="float">
            <text:p>-1,93723454748239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1]*[.M51]" office:value-type="float" office:value="-0.216874432645753" calcext:value-type="float">
            <text:p>-0,216874432645753</text:p>
          </table:table-cell>
          <table:table-cell table:formula="of:=[.L51]*[.L51]" office:value-type="float" office:value="0.0125329209732017" calcext:value-type="float">
            <text:p>0,01253292097320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1]+[.$U$7]" office:value-type="float" office:value="-1.84253743093164" calcext:value-type="float">
            <text:p>-1,84253743093164</text:p>
          </table:table-cell>
          <table:table-cell table:formula="of:=([.M51]-[.W51])^2" office:value-type="float" office:value="0.00896754388302494" calcext:value-type="float">
            <text:p>0,00896754388302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1272482876663" calcext:value-type="float">
            <text:p>0,11272482876663</text:p>
          </table:table-cell>
          <table:table-cell office:value-type="float" office:value="-0.144" calcext:value-type="float">
            <text:p>-0,144</text:p>
          </table:table-cell>
          <table:table-cell/>
          <table:table-cell table:style-name="ce4" table:formula="of:=AVERAGE([.I52:.I53])" office:value-type="float" office:value="0.113550168804674" calcext:value-type="float">
            <text:p>1,14E-01</text:p>
          </table:table-cell>
          <table:table-cell table:formula="of:=([.J53]-[.J52])/([.I53]-[.I52])" office:value-type="float" office:value="-1.81743273179243" calcext:value-type="float">
            <text:p>-1,81743273179243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2]*[.M52]" office:value-type="float" office:value="-0.20636979348617" calcext:value-type="float">
            <text:p>-0,20636979348617</text:p>
          </table:table-cell>
          <table:table-cell table:formula="of:=[.L52]*[.L52]" office:value-type="float" office:value="0.01289364083557" calcext:value-type="float">
            <text:p>0,012893640835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2]+[.$U$7]" office:value-type="float" office:value="-1.85819355393853" calcext:value-type="float">
            <text:p>-1,85819355393853</text:p>
          </table:table-cell>
          <table:table-cell table:formula="of:=([.M52]-[.W52])^2" office:value-type="float" office:value="0.00166144462202627" calcext:value-type="float">
            <text:p>0,001661444622026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14375508842718" calcext:value-type="float">
            <text:p>0,114375508842718</text:p>
          </table:table-cell>
          <table:table-cell office:value-type="float" office:value="-0.147" calcext:value-type="float">
            <text:p>-0,147</text:p>
          </table:table-cell>
          <table:table-cell/>
          <table:table-cell table:style-name="ce4" table:formula="of:=AVERAGE([.I53:.I54])" office:value-type="float" office:value="0.115199160648097" calcext:value-type="float">
            <text:p>1,15E-01</text:p>
          </table:table-cell>
          <table:table-cell table:formula="of:=([.J54]-[.J53])/([.I54]-[.I53])" office:value-type="float" office:value="-1.82115790945153" calcext:value-type="float">
            <text:p>-1,82115790945153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3]*[.M53]" office:value-type="float" office:value="-0.209795862576459" calcext:value-type="float">
            <text:p>-0,209795862576459</text:p>
          </table:table-cell>
          <table:table-cell table:formula="of:=[.L53]*[.L53]" office:value-type="float" office:value="0.0132708466140261" calcext:value-type="float">
            <text:p>0,01327084661402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3]+[.$U$7]" office:value-type="float" office:value="-1.87433270052151" calcext:value-type="float">
            <text:p>-1,87433270052151</text:p>
          </table:table-cell>
          <table:table-cell table:formula="of:=([.M53]-[.W53])^2" office:value-type="float" office:value="0.00282755840533581" calcext:value-type="float">
            <text:p>0,002827558405336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16022812453476" calcext:value-type="float">
            <text:p>0,116022812453476</text:p>
          </table:table-cell>
          <table:table-cell office:value-type="float" office:value="-0.15" calcext:value-type="float">
            <text:p>-0,15</text:p>
          </table:table-cell>
          <table:table-cell/>
          <table:table-cell table:style-name="ce4" table:formula="of:=AVERAGE([.I54:.I55])" office:value-type="float" office:value="0.116800161290323" calcext:value-type="float">
            <text:p>1,17E-01</text:p>
          </table:table-cell>
          <table:table-cell table:formula="of:=([.J55]-[.J54])/([.I55]-[.I54])" office:value-type="float" office:value="-1.92963561389647" calcext:value-type="float">
            <text:p>-1,92963561389647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4]*[.M54]" office:value-type="float" office:value="-0.225381750934659" calcext:value-type="float">
            <text:p>-0,225381750934659</text:p>
          </table:table-cell>
          <table:table-cell table:formula="of:=[.L54]*[.L54]" office:value-type="float" office:value="0.0136422776774455" calcext:value-type="float">
            <text:p>0,01364227767744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4]+[.$U$7]" office:value-type="float" office:value="-1.89000214373154" calcext:value-type="float">
            <text:p>-1,89000214373154</text:p>
          </table:table-cell>
          <table:table-cell table:formula="of:=([.M54]-[.W54])^2" office:value-type="float" office:value="0.00157081195731437" calcext:value-type="float">
            <text:p>0,001570811957314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17577510127169" calcext:value-type="float">
            <text:p>0,117577510127169</text:p>
          </table:table-cell>
          <table:table-cell office:value-type="float" office:value="-0.153" calcext:value-type="float">
            <text:p>-0,153</text:p>
          </table:table-cell>
          <table:table-cell/>
          <table:table-cell table:style-name="ce4" table:formula="of:=AVERAGE([.I55:.I56])" office:value-type="float" office:value="0.118350351405716" calcext:value-type="float">
            <text:p>1,18E-01</text:p>
          </table:table-cell>
          <table:table-cell table:formula="of:=([.J56]-[.J55])/([.I56]-[.I55])" office:value-type="float" office:value="-1.94089011759324" calcext:value-type="float">
            <text:p>-1,94089011759324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5]*[.M55]" office:value-type="float" office:value="-0.229705027457042" calcext:value-type="float">
            <text:p>-0,229705027457042</text:p>
          </table:table-cell>
          <table:table-cell table:formula="of:=[.L55]*[.L55]" office:value-type="float" office:value="0.0140068056778565" calcext:value-type="float">
            <text:p>0,014006805677857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5]+[.$U$7]" office:value-type="float" office:value="-1.90517429003632" calcext:value-type="float">
            <text:p>-1,90517429003632</text:p>
          </table:table-cell>
          <table:table-cell table:formula="of:=([.M55]-[.W55])^2" office:value-type="float" office:value="0.00127562033807565" calcext:value-type="float">
            <text:p>0,001275620338076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19123192684263" calcext:value-type="float">
            <text:p>0,119123192684263</text:p>
          </table:table-cell>
          <table:table-cell office:value-type="float" office:value="-0.156" calcext:value-type="float">
            <text:p>-0,156</text:p>
          </table:table-cell>
          <table:table-cell/>
          <table:table-cell table:style-name="ce4" table:formula="of:=AVERAGE([.I56:.I57])" office:value-type="float" office:value="0.119896256138789" calcext:value-type="float">
            <text:p>1,20E-01</text:p>
          </table:table-cell>
          <table:table-cell table:formula="of:=([.J57]-[.J56])/([.I57]-[.I56])" office:value-type="float" office:value="-1.9403323119442" calcext:value-type="float">
            <text:p>-1,9403323119442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6]*[.M56]" office:value-type="float" office:value="-0.232638579867231" calcext:value-type="float">
            <text:p>-0,232638579867231</text:p>
          </table:table-cell>
          <table:table-cell table:formula="of:=[.L56]*[.L56]" office:value-type="float" office:value="0.0143751122360981" calcext:value-type="float">
            <text:p>0,01437511223609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6]+[.$U$7]" office:value-type="float" office:value="-1.92030449410003" calcext:value-type="float">
            <text:p>-1,92030449410003</text:p>
          </table:table-cell>
          <table:table-cell table:formula="of:=([.M56]-[.W56])^2" office:value-type="float" office:value="0.000401113487599359" calcext:value-type="float">
            <text:p>0,000401113487599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20669319593315" calcext:value-type="float">
            <text:p>0,120669319593315</text:p>
          </table:table-cell>
          <table:table-cell office:value-type="float" office:value="-0.159" calcext:value-type="float">
            <text:p>-0,159</text:p>
          </table:table-cell>
          <table:table-cell/>
          <table:table-cell table:style-name="ce4" table:formula="of:=AVERAGE([.I57:.I58])" office:value-type="float" office:value="0.121447046597594" calcext:value-type="float">
            <text:p>1,21E-01</text:p>
          </table:table-cell>
          <table:table-cell table:formula="of:=([.J58]-[.J57])/([.I58]-[.I57])" office:value-type="float" office:value="-1.92869733434368" calcext:value-type="float">
            <text:p>-1,92869733434368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7]*[.M57]" office:value-type="float" office:value="-0.234234595036692" calcext:value-type="float">
            <text:p>-0,234234595036692</text:p>
          </table:table-cell>
          <table:table-cell table:formula="of:=[.L57]*[.L57]" office:value-type="float" office:value="0.0147493851272782" calcext:value-type="float">
            <text:p>0,01474938512727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7]+[.$U$7]" office:value-type="float" office:value="-1.9354825161345" calcext:value-type="float">
            <text:p>-1,9354825161345</text:p>
          </table:table-cell>
          <table:table-cell table:formula="of:=([.M57]-[.W57])^2" office:value-type="float" office:value="0.0000460386919344692" calcext:value-type="float">
            <text:p>4,60386919344692E-05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22224773601873" calcext:value-type="float">
            <text:p>0,122224773601873</text:p>
          </table:table-cell>
          <table:table-cell office:value-type="float" office:value="-0.162" calcext:value-type="float">
            <text:p>-0,162</text:p>
          </table:table-cell>
          <table:table-cell/>
          <table:table-cell table:style-name="ce4" table:formula="of:=AVERAGE([.I58:.I59])" office:value-type="float" office:value="0.123050420884676" calcext:value-type="float">
            <text:p>1,23E-01</text:p>
          </table:table-cell>
          <table:table-cell table:formula="of:=([.J59]-[.J58])/([.I59]-[.I58])" office:value-type="float" office:value="-1.81675641795565" calcext:value-type="float">
            <text:p>-1,81675641795565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8]*[.M58]" office:value-type="float" office:value="-0.22355264187438" calcext:value-type="float">
            <text:p>-0,22355264187438</text:p>
          </table:table-cell>
          <table:table-cell table:formula="of:=[.L58]*[.L58]" office:value-type="float" office:value="0.0151414060798959" calcext:value-type="float">
            <text:p>0,01514140607989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8]+[.$U$7]" office:value-type="float" office:value="-1.95117519087379" calcext:value-type="float">
            <text:p>-1,95117519087379</text:p>
          </table:table-cell>
          <table:table-cell table:formula="of:=([.M58]-[.W58])^2" office:value-type="float" office:value="0.0180684065128184" calcext:value-type="float">
            <text:p>0,018068406512818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23876068167479" calcext:value-type="float">
            <text:p>0,123876068167479</text:p>
          </table:table-cell>
          <table:table-cell office:value-type="float" office:value="-0.165" calcext:value-type="float">
            <text:p>-0,165</text:p>
          </table:table-cell>
          <table:table-cell/>
          <table:table-cell table:style-name="ce4" table:formula="of:=AVERAGE([.I59:.I60])" office:value-type="float" office:value="0.124649576777802" calcext:value-type="float">
            <text:p>1,25E-01</text:p>
          </table:table-cell>
          <table:table-cell table:formula="of:=([.J60]-[.J59])/([.I60]-[.I59])" office:value-type="float" office:value="-1.93921564670576" calcext:value-type="float">
            <text:p>-1,93921564670576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59]*[.M59]" office:value-type="float" office:value="-0.241722409642764" calcext:value-type="float">
            <text:p>-0,241722409642764</text:p>
          </table:table-cell>
          <table:table-cell table:formula="of:=[.L59]*[.L59]" office:value-type="float" office:value="0.0155375169908852" calcext:value-type="float">
            <text:p>0,01553751699088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59]+[.$U$7]" office:value-type="float" office:value="-1.96682657900596" calcext:value-type="float">
            <text:p>-1,96682657900596</text:p>
          </table:table-cell>
          <table:table-cell table:formula="of:=([.M59]-[.W59])^2" office:value-type="float" office:value="0.000762363582486305" calcext:value-type="float">
            <text:p>0,000762363582486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25423085388125" calcext:value-type="float">
            <text:p>0,125423085388125</text:p>
          </table:table-cell>
          <table:table-cell office:value-type="float" office:value="-0.168" calcext:value-type="float">
            <text:p>-0,168</text:p>
          </table:table-cell>
          <table:table-cell/>
          <table:table-cell table:style-name="ce4" table:formula="of:=AVERAGE([.I60:.I61])" office:value-type="float" office:value="0.126149509159394" calcext:value-type="float">
            <text:p>1,26E-01</text:p>
          </table:table-cell>
          <table:table-cell table:formula="of:=([.J61]-[.J60])/([.I61]-[.I60])" office:value-type="float" office:value="-2.06491039986297" calcext:value-type="float">
            <text:p>-2,06491039986297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60]*[.M60]" office:value-type="float" office:value="-0.260487433400842" calcext:value-type="float">
            <text:p>-0,260487433400842</text:p>
          </table:table-cell>
          <table:table-cell table:formula="of:=[.L60]*[.L60]" office:value-type="float" office:value="0.015913698661156" calcext:value-type="float">
            <text:p>0,01591369866115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60]+[.$U$7]" office:value-type="float" office:value="-1.98150683874625" calcext:value-type="float">
            <text:p>-1,98150683874625</text:p>
          </table:table-cell>
          <table:table-cell table:formula="of:=([.M60]-[.W60])^2" office:value-type="float" office:value="0.00695615400695161" calcext:value-type="float">
            <text:p>0,006956154006952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26875932930662" calcext:value-type="float">
            <text:p>0,126875932930662</text:p>
          </table:table-cell>
          <table:table-cell office:value-type="float" office:value="-0.171" calcext:value-type="float">
            <text:p>-0,171</text:p>
          </table:table-cell>
          <table:table-cell/>
          <table:table-cell table:style-name="ce4" table:formula="of:=AVERAGE([.I61:.I62])" office:value-type="float" office:value="0.127649372692069" calcext:value-type="float">
            <text:p>1,28E-01</text:p>
          </table:table-cell>
          <table:table-cell table:formula="of:=([.J62]-[.J61])/([.I62]-[.I61])" office:value-type="float" office:value="-1.93938826893421" calcext:value-type="float">
            <text:p>-1,9393882689342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61]*[.M61]" office:value-type="float" office:value="-0.24756169593581" calcext:value-type="float">
            <text:p>-0,24756169593581</text:p>
          </table:table-cell>
          <table:table-cell table:formula="of:=[.L61]*[.L61]" office:value-type="float" office:value="0.0162943623486787" calcext:value-type="float">
            <text:p>0,016294362348679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61]+[.$U$7]" office:value-type="float" office:value="-1.99618642464283" calcext:value-type="float">
            <text:p>-1,99618642464283</text:p>
          </table:table-cell>
          <table:table-cell table:formula="of:=([.M61]-[.W61])^2" office:value-type="float" office:value="0.00322603049190053" calcext:value-type="float">
            <text:p>0,003226030491901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28422812453476" calcext:value-type="float">
            <text:p>0,128422812453476</text:p>
          </table:table-cell>
          <table:table-cell office:value-type="float" office:value="-0.174" calcext:value-type="float">
            <text:p>-0,174</text:p>
          </table:table-cell>
          <table:table-cell/>
          <table:table-cell table:style-name="ce4" table:formula="of:=AVERAGE([.I62:.I63])" office:value-type="float" office:value="0.12914965512061" calcext:value-type="float">
            <text:p>1,29E-01</text:p>
          </table:table-cell>
          <table:table-cell table:formula="of:=([.J63]-[.J62])/([.I63]-[.I62])" office:value-type="float" office:value="-2.06372034530471" calcext:value-type="float">
            <text:p>-2,0637203453047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62]*[.M62]" office:value-type="float" office:value="-0.266528770861489" calcext:value-type="float">
            <text:p>-0,266528770861489</text:p>
          </table:table-cell>
          <table:table-cell table:formula="of:=[.L62]*[.L62]" office:value-type="float" office:value="0.0166796334177725" calcext:value-type="float">
            <text:p>0,01667963341777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62]+[.$U$7]" office:value-type="float" office:value="-2.01087011039098" calcext:value-type="float">
            <text:p>-2,01087011039098</text:p>
          </table:table-cell>
          <table:table-cell table:formula="of:=([.M62]-[.W62])^2" office:value-type="float" office:value="0.00279314733043617" calcext:value-type="float">
            <text:p>0,002793147330436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29876497787744" calcext:value-type="float">
            <text:p>0,129876497787744</text:p>
          </table:table-cell>
          <table:table-cell office:value-type="float" office:value="-0.177" calcext:value-type="float">
            <text:p>-0,177</text:p>
          </table:table-cell>
          <table:table-cell/>
          <table:table-cell table:style-name="ce4" table:formula="of:=AVERAGE([.I63:.I64])" office:value-type="float" office:value="0.130605648879755" calcext:value-type="float">
            <text:p>1,31E-01</text:p>
          </table:table-cell>
          <table:table-cell table:formula="of:=([.J64]-[.J63])/([.I64]-[.I63])" office:value-type="float" office:value="-2.05718679768141" calcext:value-type="float">
            <text:p>-2,05718679768141</text:p>
          </table:table-cell>
          <table:table-cell table:formula="of:=[.$U$10]" office:value-type="float" office:value="0.0525268150042587" calcext:value-type="float">
            <text:p>0,052526815004259</text:p>
          </table:table-cell>
          <table:table-cell/>
          <table:table-cell table:formula="of:=[.L63]*[.M63]" office:value-type="float" office:value="-0.268680216578046" calcext:value-type="float">
            <text:p>-0,268680216578046</text:p>
          </table:table-cell>
          <table:table-cell table:formula="of:=[.L63]*[.L63]" office:value-type="float" office:value="0.0170578355193019" calcext:value-type="float">
            <text:p>0,01705783551930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[.$T$7]*[.L63]+[.$U$7]" office:value-type="float" office:value="-2.02512033048544" calcext:value-type="float">
            <text:p>-2,02512033048544</text:p>
          </table:table-cell>
          <table:table-cell table:formula="of:=([.M63]-[.W63])^2" office:value-type="float" office:value="0.00102825831843067" calcext:value-type="float">
            <text:p>0,001028258318431</text:p>
          </table:table-cell>
          <table:table-cell table:number-columns-repeated="1000"/>
        </table:table-row>
        <table:table-row table:style-name="ro3">
          <table:table-cell table:number-columns-repeated="8"/>
          <table:table-cell office:value-type="float" office:value="0.131334799971766" calcext:value-type="float">
            <text:p>0,131334799971766</text:p>
          </table:table-cell>
          <table:table-cell office:value-type="float" office:value="-0.18" calcext:value-type="float">
            <text:p>-0,18</text:p>
          </table:table-cell>
          <table:table-cell/>
          <table:table-cell table:style-name="ce4"/>
          <table:table-cell table:number-columns-repeated="1012"/>
        </table:table-row>
        <table:table-row table:style-name="ro3" table:number-rows-repeated="2">
          <table:table-cell table:number-columns-repeated="11"/>
          <table:table-cell table:style-name="ce4"/>
          <table:table-cell table:number-columns-repeated="1012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7">00/00/0000</text:date>, <text:time style:data-style-name="N2" text:time-value="21:06:50.0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7T18:38:28.464000000</meta:creation-date>
    <dc:date>2021-04-27T21:43:10.134000000</dc:date>
    <meta:editing-duration>PT19M26S</meta:editing-duration>
    <meta:editing-cycles>4</meta:editing-cycles>
    <meta:generator>LibreOffice/6.4.3.2$Windows_X86_64 LibreOffice_project/747b5d0ebf89f41c860ec2a39efd7cb15b54f2d8</meta:generator>
    <meta:document-statistic meta:table-count="1" meta:cell-count="640" meta:object-count="1"/>
  </office:meta>
</office:document-meta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Feuille1.N6:Feuille1.N63" chart:error-lower-range="Feuille1.N6:Feuille1.N63"/>
    </style:style>
    <style:style style:name="ch3" style:family="chart" style:data-style-name="N6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4" style:family="chart">
      <style:graphic-properties draw:stroke="dash" draw:stroke-dash="Dot" svg:stroke-width="0.05cm" svg:stroke-color="#666666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2pt" style:font-size-asian="10pt" style:font-size-complex="10pt"/>
    </style:style>
    <style:style style:name="ch6" style:family="chart" style:data-style-name="N0">
      <style:chart-properties chart:symbol-type="named-symbol" chart:symbol-name="x" chart:symbol-width="0.25cm" chart:symbol-height="0.25cm" chart:link-data-style-to-source="true" chart:error-category="cell-range" chart:error-upper-range="Feuille1.N6:Feuille1.N63" chart:error-lower-range="Feuille1.N6:Feuille1.N6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draw:stroke="dash" draw:stroke-dash="Dot" svg:stroke-width="0.1cm" svg:stroke-color="#ff3838"/>
    </style:style>
    <style:style style:name="ch8" style:family="chart">
      <style:graphic-properties draw:stroke="solid" svg:stroke-width="0.1cm"/>
      <style:text-properties fo:font-family="'Times New Roman'" style:font-style-name="Normal" style:font-family-generic="roman" fo:font-size="13pt"/>
    </style:style>
    <style:style style:name="ch9" style:family="chart">
      <style:chart-properties chart:error-upper-indicator="true" chart:error-lower-indicator="true" chart:error-category="cell-range" chart:error-upper-range="Feuille1.N6:Feuille1.N63" chart:error-lower-range="Feuille1.N6:Feuille1.N63" loext:std-weight="1"/>
      <style:graphic-properties draw:stroke="solid" svg:stroke-width="0.05cm" svg:stroke-color="#2a6099" svg:stroke-opacity="100%" draw:stroke-linejoin="round"/>
    </style:style>
    <style:style style:name="ch10" style:family="chart">
      <style:chart-properties chart:solid-type="cuboid" chart:symbol-type="named-symbol" chart:symbol-name="x" chart:symbol-width="0.25cm" chart:symbol-height="0.25cm"/>
    </style:style>
    <style:style style:name="ch11" style:family="chart">
      <style:graphic-properties draw:stroke="solid" svg:stroke-width="0.1cm" svg:stroke-color="#666666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441cm" svg:height="14.416cm" xlink:href=".." xlink:type="simple" chart:class="chart:scatter" chart:style-name="ch1">
        <chart:plot-area chart:style-name="ch2" table:cell-range-address="Feuille1.L6:Feuille1.M63 Feuille1.M3:Feuille1.M3" chart:data-source-has-labels="row" svg:x="0.568cm" svg:y="0.288cm" svg:width="27.305cm" svg:height="13.84cm">
          <chartooo:coordinate-region svg:x="1.48cm" svg:y="0.514cm" svg:width="25.611cm" svg:height="13.38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Feuille1.M6:Feuille1.M63" chart:label-cell-address="Feuille1.M3:Feuille1.M3" chart:class="chart:scatter">
            <chart:domain table:cell-range-address="Feuille1.L6:Feuille1.L63"/>
            <chart:regression-curve chart:style-name="ch7">
              <chart:equation chart:display-equation="true" chart:display-r-square="true" svg:x="16.053cm" svg:y="1.684cm" chart:style-name="ch8"/>
            </chart:regression-curve>
            <chart:error-indicator chart:style-name="ch9" chart:dimension="y"/>
            <chart:data-point chart:repeated="5"/>
            <chart:data-point chart:style-name="ch10"/>
            <chart:data-point chart:repeated="13"/>
            <chart:data-point chart:style-name="ch10"/>
            <chart:data-point/>
            <chart:data-point chart:style-name="ch10"/>
            <chart:data-point/>
            <chart:data-point chart:style-name="ch10"/>
            <chart:data-point chart:repeated="3"/>
            <chart:data-point chart:style-name="ch10" chart:repeated="2"/>
            <chart:data-point chart:repeated="14"/>
            <chart:data-point chart:style-name="ch10"/>
            <chart:data-point chart:repeated="3"/>
            <chart:data-point chart:style-name="ch10"/>
            <chart:data-point chart:repeated="3"/>
            <chart:data-point chart:style-name="ch10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/>
                <draw:g>
                  <svg:desc>Feuille1.M3:Feuille1.M3</svg:desc>
                </draw:g>
              </table:table-cell>
              <table:table-cell office:value-type="string">
                <text:p>Colonne N</text:p>
              </table:table-cell>
              <table:table-cell office:value-type="string">
                <text:p>Colonne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149823261821">
                <text:p>0.012149823261821</text:p>
                <draw:g>
                  <svg:desc>Feuille1.L6:Feuille1.L63</svg:desc>
                </draw:g>
              </table:table-cell>
              <table:table-cell office:value-type="float" office:value="-0.868978596220647">
                <text:p>-0.868978596220647</text:p>
                <draw:g>
                  <svg:desc>Feuille1.M6:Feuille1.M63</svg:desc>
                </draw:g>
              </table:table-cell>
              <table:table-cell office:value-type="float" office:value="0.0525268150042587">
                <text:p>0.0525268150042587</text:p>
                <draw:g>
                  <svg:desc>Feuille1.N6:Feuille1.N63</svg:desc>
                </draw:g>
              </table:table-cell>
              <table:table-cell office:value-type="float" office:value="0.0525268150042587">
                <text:p>0.0525268150042587</text:p>
                <draw:g>
                  <svg:desc>Feuille1.N6:Feuille1.N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5111387923794">
                <text:p>0.0155111387923794</text:p>
              </table:table-cell>
              <table:table-cell office:value-type="float" office:value="-0.917346451603419">
                <text:p>-0.91734645160341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8113938076747">
                <text:p>0.0188113938076747</text:p>
              </table:table-cell>
              <table:table-cell office:value-type="float" office:value="-0.900844642709548">
                <text:p>-0.900844642709548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2000596961037">
                <text:p>0.022000596961037</text:p>
              </table:table-cell>
              <table:table-cell office:value-type="float" office:value="-0.984187923125283">
                <text:p>-0.984187923125283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50509956038677">
                <text:p>0.0250509956038677</text:p>
              </table:table-cell>
              <table:table-cell office:value-type="float" office:value="-0.982769128822464">
                <text:p>-0.982769128822464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80008473017212">
                <text:p>0.0280008473017212</text:p>
              </table:table-cell>
              <table:table-cell office:value-type="float" office:value="-1.05370211936299">
                <text:p>-1.0537021193629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9500735364975">
                <text:p>0.0309500735364975</text:p>
              </table:table-cell>
              <table:table-cell office:value-type="float" office:value="-0.983172023412648">
                <text:p>-0.983172023412648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38494988152332">
                <text:p>0.0338494988152332</text:p>
              </table:table-cell>
              <table:table-cell office:value-type="float" office:value="-1.0919007175992">
                <text:p>-1.091900717599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65503263438978">
                <text:p>0.0365503263438978</text:p>
              </table:table-cell>
              <table:table-cell office:value-type="float" office:value="-1.13030430073469">
                <text:p>-1.1303043007346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91508277093864">
                <text:p>0.0391508277093864</text:p>
              </table:table-cell>
              <table:table-cell office:value-type="float" office:value="-1.17792557197278">
                <text:p>-1.17792557197278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179993335161">
                <text:p>0.04179993335161</text:p>
              </table:table-cell>
              <table:table-cell office:value-type="float" office:value="-1.09036943089769">
                <text:p>-1.0903694308976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4493496364299">
                <text:p>0.0444493496364299</text:p>
              </table:table-cell>
              <table:table-cell office:value-type="float" office:value="-1.17763829585802">
                <text:p>-1.1776382958580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69502682403433">
                <text:p>0.0469502682403433</text:p>
              </table:table-cell>
              <table:table-cell office:value-type="float" office:value="-1.22231173397579">
                <text:p>-1.2223117339757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93505928442148">
                <text:p>0.0493505928442148</text:p>
              </table:table-cell>
              <table:table-cell office:value-type="float" office:value="-1.27861786343029">
                <text:p>-1.2786178634302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1799661419">
                <text:p>0.051799661419</text:p>
              </table:table-cell>
              <table:table-cell office:value-type="float" office:value="-1.17561600932436">
                <text:p>-1.17561600932436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42007375831813">
                <text:p>0.0542007375831813</text:p>
              </table:table-cell>
              <table:table-cell office:value-type="float" office:value="-1.33315636002664">
                <text:p>-1.33315636002664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65016447622591">
                <text:p>0.0565016447622591</text:p>
              </table:table-cell>
              <table:table-cell office:value-type="float" office:value="-1.27577291129562">
                <text:p>-1.2757729112956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88004366848627">
                <text:p>0.0588004366848627</text:p>
              </table:table-cell>
              <table:table-cell office:value-type="float" office:value="-1.3356673858811">
                <text:p>-1.335667385881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10495692890702">
                <text:p>0.0610495692890702</text:p>
              </table:table-cell>
              <table:table-cell office:value-type="float" office:value="-1.33203265420317">
                <text:p>-1.33203265420317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32996100394591">
                <text:p>0.0632996100394591</text:p>
              </table:table-cell>
              <table:table-cell office:value-type="float" office:value="-1.33458816561244">
                <text:p>-1.33458816561244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54503529937721">
                <text:p>0.0654503529937721</text:p>
              </table:table-cell>
              <table:table-cell office:value-type="float" office:value="-1.460848210941">
                <text:p>-1.46084821094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5500491846775">
                <text:p>0.0675500491846775</text:p>
              </table:table-cell>
              <table:table-cell office:value-type="float" office:value="-1.39808587662889">
                <text:p>-1.3980858766288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96996275374078">
                <text:p>0.0696996275374078</text:p>
              </table:table-cell>
              <table:table-cell office:value-type="float" office:value="-1.39316786805701">
                <text:p>-1.3931678680570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71800359848001">
                <text:p>0.071800359848001</text:p>
              </table:table-cell>
              <table:table-cell office:value-type="float" office:value="-1.46477305007956">
                <text:p>-1.46477305007956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38484141025357">
                <text:p>0.0738484141025357</text:p>
              </table:table-cell>
              <table:table-cell office:value-type="float" office:value="-1.46483684163105">
                <text:p>-1.46483684163105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758975986685898">
                <text:p>0.0758975986685898</text:p>
              </table:table-cell>
              <table:table-cell office:value-type="float" office:value="-1.46315806512375">
                <text:p>-1.46315806512375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779498588801886">
                <text:p>0.0779498588801886</text:p>
              </table:table-cell>
              <table:table-cell office:value-type="float" office:value="-1.46045031202998">
                <text:p>-1.46045031202998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799503801885444">
                <text:p>0.0799503801885444</text:p>
              </table:table-cell>
              <table:table-cell office:value-type="float" office:value="-1.54092570230972">
                <text:p>-1.5409257023097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818486236970569">
                <text:p>0.0818486236970569</text:p>
              </table:table-cell>
              <table:table-cell office:value-type="float" office:value="-1.62196762672732">
                <text:p>-1.6219676267273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37484610951829">
                <text:p>0.0837484610951829</text:p>
              </table:table-cell>
              <table:table-cell office:value-type="float" office:value="-1.53840675050843">
                <text:p>-1.53840675050843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57004076396833">
                <text:p>0.0857004076396833</text:p>
              </table:table-cell>
              <table:table-cell office:value-type="float" office:value="-1.53545076141317">
                <text:p>-1.53545076141317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87600078235241">
                <text:p>0.087600078235241</text:p>
              </table:table-cell>
              <table:table-cell office:value-type="float" office:value="-1.62556026776005">
                <text:p>-1.62556026776005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894496548973954">
                <text:p>0.0894496548973954</text:p>
              </table:table-cell>
              <table:table-cell office:value-type="float" office:value="-1.61844092505">
                <text:p>-1.61844092505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12570301173516">
                <text:p>0.0912570301173516</text:p>
              </table:table-cell>
              <table:table-cell office:value-type="float" office:value="-1.70346659502521">
                <text:p>-1.7034665950252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30565085296234">
                <text:p>0.0930565085296234</text:p>
              </table:table-cell>
              <table:table-cell office:value-type="float" office:value="-1.63234910172336">
                <text:p>-1.63234910172336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94849481608117">
                <text:p>0.094849481608117</text:p>
              </table:table-cell>
              <table:table-cell office:value-type="float" office:value="-1.71614503841724">
                <text:p>-1.71614503841724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66502900712459">
                <text:p>0.0966502900712459</text:p>
              </table:table-cell>
              <table:table-cell office:value-type="float" office:value="-1.61854819117673">
                <text:p>-1.61854819117673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984501320660191">
                <text:p>0.0984501320660191</text:p>
              </table:table-cell>
              <table:table-cell office:value-type="float" office:value="-1.71804473760687">
                <text:p>-1.71804473760687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0199710930761">
                <text:p>0.100199710930761</text:p>
              </table:table-cell>
              <table:table-cell office:value-type="float" office:value="-1.71136498162367">
                <text:p>-1.71136498162367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190057008415">
                <text:p>0.10190057008415</text:p>
              </table:table-cell>
              <table:table-cell office:value-type="float" office:value="-1.81958053862142">
                <text:p>-1.8195805386214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3600554945104">
                <text:p>0.103600554945104</text:p>
              </table:table-cell>
              <table:table-cell office:value-type="float" office:value="-1.71307375380003">
                <text:p>-1.71307375380003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5299654922763">
                <text:p>0.105299654922763</text:p>
              </table:table-cell>
              <table:table-cell office:value-type="float" office:value="-1.82153579508668">
                <text:p>-1.82153579508668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07000310888211">
                <text:p>0.107000310888211</text:p>
              </table:table-cell>
              <table:table-cell office:value-type="float" office:value="-1.71003499671081">
                <text:p>-1.7100349967108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08652825697069">
                <text:p>0.108652825697069</text:p>
              </table:table-cell>
              <table:table-cell office:value-type="float" office:value="-1.93463568027922">
                <text:p>-1.9346356802792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0302197487706">
                <text:p>0.110302197487706</text:p>
              </table:table-cell>
              <table:table-cell office:value-type="float" office:value="-1.71618428081023">
                <text:p>-1.71618428081023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1950529133192">
                <text:p>0.111950529133192</text:p>
              </table:table-cell>
              <table:table-cell office:value-type="float" office:value="-1.93723454748239">
                <text:p>-1.93723454748239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550168804674">
                <text:p>0.113550168804674</text:p>
              </table:table-cell>
              <table:table-cell office:value-type="float" office:value="-1.81743273179243">
                <text:p>-1.81743273179243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5199160648097">
                <text:p>0.115199160648097</text:p>
              </table:table-cell>
              <table:table-cell office:value-type="float" office:value="-1.82115790945153">
                <text:p>-1.82115790945153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6800161290323">
                <text:p>0.116800161290323</text:p>
              </table:table-cell>
              <table:table-cell office:value-type="float" office:value="-1.92963561389647">
                <text:p>-1.92963561389647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18350351405716">
                <text:p>0.118350351405716</text:p>
              </table:table-cell>
              <table:table-cell office:value-type="float" office:value="-1.94089011759324">
                <text:p>-1.94089011759324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19896256138789">
                <text:p>0.119896256138789</text:p>
              </table:table-cell>
              <table:table-cell office:value-type="float" office:value="-1.9403323119442">
                <text:p>-1.9403323119442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21447046597594">
                <text:p>0.121447046597594</text:p>
              </table:table-cell>
              <table:table-cell office:value-type="float" office:value="-1.92869733434368">
                <text:p>-1.92869733434368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23050420884676">
                <text:p>0.123050420884676</text:p>
              </table:table-cell>
              <table:table-cell office:value-type="float" office:value="-1.81675641795565">
                <text:p>-1.81675641795565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24649576777802">
                <text:p>0.124649576777802</text:p>
              </table:table-cell>
              <table:table-cell office:value-type="float" office:value="-1.93921564670576">
                <text:p>-1.93921564670576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26149509159394">
                <text:p>0.126149509159394</text:p>
              </table:table-cell>
              <table:table-cell office:value-type="float" office:value="-2.06491039986297">
                <text:p>-2.06491039986297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7649372692069">
                <text:p>0.127649372692069</text:p>
              </table:table-cell>
              <table:table-cell office:value-type="float" office:value="-1.93938826893421">
                <text:p>-1.9393882689342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2914965512061">
                <text:p>0.12914965512061</text:p>
              </table:table-cell>
              <table:table-cell office:value-type="float" office:value="-2.06372034530471">
                <text:p>-2.0637203453047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30605648879755">
                <text:p>0.130605648879755</text:p>
              </table:table-cell>
              <table:table-cell office:value-type="float" office:value="-2.05718679768141">
                <text:p>-2.05718679768141</text:p>
              </table:table-cell>
              <table:table-cell office:value-type="float" office:value="0.0525268150042587">
                <text:p>0.0525268150042587</text:p>
              </table:table-cell>
              <table:table-cell office:value-type="float" office:value="0.0525268150042587">
                <text:p>0.05252681500425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